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Swiss 721 SWA" svg:font-family="'Swiss 721 SWA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2cm" table:align="right"/>
    </style:style>
    <style:style style:name="Table1.A" style:family="table-column">
      <style:table-column-properties style:column-width="3.891cm"/>
    </style:style>
    <style:style style:name="Table1.B" style:family="table-column">
      <style:table-column-properties style:column-width="12.52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05cm" fo:padding-right="0.305cm" fo:padding-top="0.141cm" fo:padding-bottom="0.141cm" fo:border="0.05pt solid #dfe2e5"/>
    </style:style>
    <style:style style:name="Table1.2" style:family="table-row">
      <style:table-row-properties style:min-row-height="1.012cm" fo:background-color="#ffffff">
        <style:background-image/>
      </style:table-row-properties>
    </style:style>
    <style:style style:name="Table1.3" style:family="table-row">
      <style:table-row-properties fo:background-color="#f6f8fa">
        <style:background-image/>
      </style:table-row-properties>
    </style:style>
    <style:style style:name="Table1.5" style:family="table-row">
      <style:table-row-properties fo:background-color="#f6f8fa">
        <style:background-image/>
      </style:table-row-properties>
    </style:style>
    <style:style style:name="Table1.7" style:family="table-row">
      <style:table-row-properties fo:background-color="#f6f8fa">
        <style:background-image/>
      </style:table-row-properties>
    </style:style>
    <style:style style:name="Table1.9" style:family="table-row">
      <style:table-row-properties fo:background-color="#f6f8fa">
        <style:background-image/>
      </style:table-row-properties>
    </style:style>
    <style:style style:name="Table1.10" style:family="table-row">
      <style:table-row-properties style:min-row-height="1.092cm" fo:background-color="#ffffff">
        <style:background-image/>
      </style:table-row-properties>
    </style:style>
    <style:style style:name="P1" style:family="paragraph" style:parent-style-name="Standard">
      <style:text-properties officeooo:rsid="00144584" officeooo:paragraph-rsid="002c58bf"/>
    </style:style>
    <style:style style:name="P2" style:family="paragraph" style:parent-style-name="Standard">
      <style:text-properties fo:font-weight="normal" officeooo:rsid="001b2818" officeooo:paragraph-rsid="001b2818" style:font-weight-asian="normal" style:font-weight-complex="normal"/>
    </style:style>
    <style:style style:name="P3" style:family="paragraph" style:parent-style-name="Standard">
      <style:text-properties fo:font-weight="normal" officeooo:rsid="001b2818" officeooo:paragraph-rsid="001cb974" style:font-weight-asian="normal" style:font-weight-complex="normal"/>
    </style:style>
    <style:style style:name="P4" style:family="paragraph" style:parent-style-name="Standard">
      <style:text-properties fo:font-weight="normal" officeooo:rsid="001cb974" officeooo:paragraph-rsid="001cb974" style:font-weight-asian="normal" style:font-weight-complex="normal"/>
    </style:style>
    <style:style style:name="P5" style:family="paragraph" style:parent-style-name="Standard">
      <style:text-properties fo:font-weight="normal" officeooo:rsid="00211c15" officeooo:paragraph-rsid="00211c15" style:font-weight-asian="normal" style:font-weight-complex="normal"/>
    </style:style>
    <style:style style:name="P6" style:family="paragraph" style:parent-style-name="Standard">
      <style:text-properties fo:font-weight="normal" officeooo:rsid="002a61cd" officeooo:paragraph-rsid="002a61cd" style:font-weight-asian="normal" style:font-weight-complex="normal"/>
    </style:style>
    <style:style style:name="P7" style:family="paragraph" style:parent-style-name="Standard">
      <style:text-properties fo:font-weight="bold" officeooo:paragraph-rsid="0014c877" style:font-weight-asian="bold" style:font-weight-complex="bold"/>
    </style:style>
    <style:style style:name="P8" style:family="paragraph" style:parent-style-name="Standard">
      <style:text-properties fo:font-weight="bold" officeooo:rsid="001b2818" officeooo:paragraph-rsid="001b2818" style:font-weight-asian="bold" style:font-weight-complex="bold"/>
    </style:style>
    <style:style style:name="P9" style:family="paragraph" style:parent-style-name="Standard">
      <style:text-properties fo:font-weight="bold" officeooo:rsid="002d0f7b" officeooo:paragraph-rsid="002d0f7b" style:font-weight-asian="bold" style:font-weight-complex="bold"/>
    </style:style>
    <style:style style:name="P10" style:family="paragraph" style:parent-style-name="Standard">
      <style:text-properties fo:font-weight="bold" officeooo:rsid="002d6333" officeooo:paragraph-rsid="002d6333" style:font-weight-asian="bold" style:font-weight-complex="bold"/>
    </style:style>
    <style:style style:name="P11" style:family="paragraph" style:parent-style-name="Standard">
      <style:text-properties style:font-name="Liberation Serif" fo:font-size="14pt" fo:font-weight="normal" officeooo:rsid="002d6333" officeooo:paragraph-rsid="002d633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fo:font-weight="normal" officeooo:rsid="002da46c" officeooo:paragraph-rsid="002da46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fo:font-weight="normal" officeooo:rsid="002f9711" officeooo:paragraph-rsid="002f9711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2fa90f" officeooo:paragraph-rsid="002fa90f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fo:font-weight="normal" officeooo:rsid="001fbbae" officeooo:paragraph-rsid="002d6333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fo:font-weight="normal" officeooo:rsid="002d86bd" officeooo:paragraph-rsid="002d86bd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officeooo:rsid="002fa90f" officeooo:paragraph-rsid="002fa90f" style:font-size-asian="14pt" style:font-size-complex="14pt"/>
    </style:style>
    <style:style style:name="P18" style:family="paragraph" style:parent-style-name="Standard">
      <style:text-properties style:font-name="Liberation Serif" fo:font-size="12pt" fo:font-weight="bold" officeooo:rsid="002d6333" officeooo:paragraph-rsid="002d6333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paragraph-rsid="002d6333"/>
    </style:style>
    <style:style style:name="P20" style:family="paragraph" style:parent-style-name="Standard">
      <style:text-properties officeooo:paragraph-rsid="002d86bd"/>
    </style:style>
    <style:style style:name="P21" style:family="paragraph" style:parent-style-name="Standard">
      <style:text-properties officeooo:paragraph-rsid="002f9711"/>
    </style:style>
    <style:style style:name="P22" style:family="paragraph" style:parent-style-name="Standard">
      <style:text-properties officeooo:paragraph-rsid="002fa90f"/>
    </style:style>
    <style:style style:name="P23" style:family="paragraph" style:parent-style-name="Standard">
      <style:text-properties fo:font-size="14pt" fo:font-weight="normal" officeooo:rsid="001cb974" officeooo:paragraph-rsid="0014c87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e040c" officeooo:paragraph-rsid="0014c877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e040c" officeooo:paragraph-rsid="001e040c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fbbae" officeooo:paragraph-rsid="001fbba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14c877" officeooo:paragraph-rsid="0014c877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16528f" officeooo:paragraph-rsid="0014c877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211c15" officeooo:paragraph-rsid="00211c15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211c15" officeooo:paragraph-rsid="002d6333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24243b" officeooo:paragraph-rsid="0024243b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24243b" officeooo:paragraph-rsid="002542f4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2542f4" officeooo:paragraph-rsid="002542f4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2542f4" officeooo:paragraph-rsid="0024243b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26861a" officeooo:paragraph-rsid="0026861a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27de52" officeooo:paragraph-rsid="0027de5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28c201" officeooo:paragraph-rsid="0028c201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2a61cd" officeooo:paragraph-rsid="002a61cd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2da46c" officeooo:paragraph-rsid="002da46c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2f9711" officeooo:paragraph-rsid="002f971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.318cm"/>
        </style:tab-stops>
      </style:paragraph-properties>
      <style:text-properties fo:font-size="14pt" fo:font-weight="normal" officeooo:paragraph-rsid="00358f44" style:font-size-asian="14pt" style:font-size-complex="14pt"/>
    </style:style>
    <style:style style:name="P42" style:family="paragraph" style:parent-style-name="Standard">
      <style:text-properties fo:font-size="14pt" fo:font-weight="bold" officeooo:paragraph-rsid="0014c877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16528f" officeooo:paragraph-rsid="0014c877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4243b" officeooo:paragraph-rsid="0024243b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2542f4" officeooo:paragraph-rsid="002542f4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27de52" officeooo:paragraph-rsid="0027de52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paragraph-rsid="0014c877" style:font-size-asian="14pt" style:font-size-complex="14pt"/>
    </style:style>
    <style:style style:name="P48" style:family="paragraph" style:parent-style-name="Standard">
      <style:text-properties fo:font-size="14pt" officeooo:rsid="00144584" officeooo:paragraph-rsid="002c58bf" style:font-size-asian="14pt" style:font-size-complex="14pt"/>
    </style:style>
    <style:style style:name="P49" style:family="paragraph" style:parent-style-name="Standard">
      <style:text-properties fo:font-size="14pt" officeooo:rsid="00144584" officeooo:paragraph-rsid="00144584" style:font-size-asian="14pt" style:font-size-complex="14pt"/>
    </style:style>
    <style:style style:name="P50" style:family="paragraph" style:parent-style-name="Standard">
      <style:text-properties fo:font-size="14pt" officeooo:rsid="001492ed" officeooo:paragraph-rsid="001492ed" style:font-size-asian="14pt" style:font-size-complex="14pt"/>
    </style:style>
    <style:style style:name="P51" style:family="paragraph" style:parent-style-name="Standard">
      <style:text-properties fo:font-size="14pt" officeooo:rsid="0014c877" officeooo:paragraph-rsid="0014c877" style:font-size-asian="14pt" style:font-size-complex="14pt"/>
    </style:style>
    <style:style style:name="P52" style:family="paragraph" style:parent-style-name="Standard">
      <style:text-properties fo:font-size="14pt" officeooo:paragraph-rsid="0014c877" style:font-size-asian="14pt" style:font-size-complex="14pt"/>
    </style:style>
    <style:style style:name="P53" style:family="paragraph" style:parent-style-name="Standard">
      <style:text-properties fo:font-size="14pt" officeooo:rsid="002fa90f" officeooo:paragraph-rsid="002fa90f" style:font-size-asian="14pt" style:font-size-complex="14pt"/>
    </style:style>
    <style:style style:name="P54" style:family="paragraph" style:parent-style-name="Standard">
      <style:text-properties style:font-name="mry_KacstQurn" fo:font-weight="bold" officeooo:paragraph-rsid="002d0f7b" style:font-weight-asian="bold" style:font-weight-complex="bold"/>
    </style:style>
    <style:style style:name="P55" style:family="paragraph" style:parent-style-name="Standard">
      <style:paragraph-properties fo:text-align="start" style:justify-single-word="false">
        <style:tab-stops>
          <style:tab-stop style:position="1.318cm"/>
        </style:tab-stops>
      </style:paragraph-properties>
      <style:text-properties officeooo:paragraph-rsid="003dcf52"/>
    </style:style>
    <style:style style:name="P56" style:family="paragraph" style:parent-style-name="Text_20_body">
      <style:text-properties fo:font-weight="normal" officeooo:rsid="002542f4" officeooo:paragraph-rsid="002542f4" style:font-weight-asian="normal" style:font-weight-complex="normal"/>
    </style:style>
    <style:style style:name="P57" style:family="paragraph" style:parent-style-name="Text_20_body">
      <style:text-properties style:font-name="Liberation Serif" fo:font-size="12pt" officeooo:paragraph-rsid="004213b6" style:font-size-asian="12pt" style:font-size-complex="12pt"/>
    </style:style>
    <style:style style:name="P58" style:family="paragraph" style:parent-style-name="Default">
      <style:text-properties fo:color="#000000" style:font-name="Times New Roman" fo:font-size="12pt" fo:language="en" fo:country="US" officeooo:paragraph-rsid="002c58bf" style:letter-kerning="true" style:font-name-asian="Arial" style:font-size-asian="12pt" style:language-asian="hi" style:country-asian="IN" style:font-name-complex="0"/>
    </style:style>
    <style:style style:name="P59" style:family="paragraph" style:parent-style-name="Default">
      <style:text-properties fo:color="#000000" style:font-name="Times New Roman" fo:font-size="12pt" fo:language="en" fo:country="US" fo:font-weight="bold" officeooo:rsid="002c58bf" officeooo:paragraph-rsid="002c58bf" style:letter-kerning="true" style:font-name-asian="Arial" style:font-size-asian="12pt" style:language-asian="hi" style:country-asian="IN" style:font-weight-asian="bold" style:font-name-complex="0" style:font-weight-complex="bold"/>
    </style:style>
    <style:style style:name="P60" style:family="paragraph" style:parent-style-name="Default">
      <style:text-properties fo:color="#000000" style:font-name="Times New Roman" fo:font-size="12pt" fo:language="en" fo:country="US" fo:font-weight="bold" officeooo:paragraph-rsid="002c58bf" style:letter-kerning="true" style:font-name-asian="Arial" style:font-size-asian="12pt" style:language-asian="hi" style:country-asian="IN" style:font-weight-asian="bold" style:font-name-complex="0"/>
    </style:style>
    <style:style style:name="P61" style:family="paragraph" style:parent-style-name="Default">
      <style:text-properties fo:color="#000000" style:font-name="Times New Roman" fo:font-size="12pt" fo:language="en" fo:country="US" fo:font-weight="bold" officeooo:paragraph-rsid="002d0f7b" style:letter-kerning="true" style:font-name-asian="Arial" style:font-size-asian="12pt" style:language-asian="hi" style:country-asian="IN" style:font-weight-asian="bold" style:font-name-complex="0"/>
    </style:style>
    <style:style style:name="P62" style:family="paragraph" style:parent-style-name="Default">
      <style:text-properties fo:color="#000000" style:font-name="Times New Roman" fo:font-size="14pt" fo:language="en" fo:country="US" officeooo:paragraph-rsid="002c58bf" style:letter-kerning="true" style:font-name-asian="Arial" style:font-size-asian="14pt" style:language-asian="hi" style:country-asian="IN" style:font-name-complex="0" style:font-size-complex="14pt"/>
    </style:style>
    <style:style style:name="P63" style:family="paragraph" style:parent-style-name="Default">
      <style:text-properties fo:color="#000000" style:font-name="Times New Roman" fo:font-size="14pt" fo:language="en" fo:country="US" fo:font-weight="bold" officeooo:paragraph-rsid="002c58bf" style:letter-kerning="true" style:font-name-asian="Arial" style:font-size-asian="14pt" style:language-asian="hi" style:country-asian="IN" style:font-weight-asian="bold" style:font-name-complex="0" style:font-size-complex="14pt"/>
    </style:style>
    <style:style style:name="P64" style:family="paragraph" style:parent-style-name="Default">
      <style:text-properties fo:color="#000000" style:font-name="Times New Roman" fo:font-size="14pt" fo:language="en" fo:country="US" fo:font-weight="bold" officeooo:paragraph-rsid="002d0f7b" style:letter-kerning="true" style:font-name-asian="Arial" style:font-size-asian="14pt" style:language-asian="hi" style:country-asian="IN" style:font-weight-asian="bold" style:font-name-complex="0" style:font-size-complex="14pt"/>
    </style:style>
    <style:style style:name="P65" style:family="paragraph" style:parent-style-name="Default">
      <style:text-properties fo:color="#000000" style:font-name="Times New Roman" fo:font-size="14pt" fo:language="en" fo:country="none" officeooo:paragraph-rsid="002c58bf" style:letter-kerning="true" style:font-name-asian="Arial" style:font-size-asian="14pt" style:language-asian="hi" style:country-asian="IN" style:font-name-complex="0" style:font-size-complex="14pt"/>
    </style:style>
    <style:style style:name="P66" style:family="paragraph" style:parent-style-name="Default">
      <style:text-properties officeooo:paragraph-rsid="002c58bf"/>
    </style:style>
    <style:style style:name="P67" style:family="paragraph" style:parent-style-name="Default">
      <style:text-properties fo:font-weight="bold" officeooo:rsid="00144584" officeooo:paragraph-rsid="002c58bf" style:font-weight-asian="bold" style:font-weight-complex="bold"/>
    </style:style>
    <style:style style:name="P68" style:family="paragraph" style:parent-style-name="Default">
      <style:text-properties officeooo:paragraph-rsid="002d0f7b"/>
    </style:style>
    <style:style style:name="P69" style:family="paragraph" style:parent-style-name="Default">
      <style:text-properties fo:font-size="14pt" officeooo:paragraph-rsid="002c58bf" style:font-size-asian="14pt" style:font-size-complex="14pt"/>
    </style:style>
    <style:style style:name="P70" style:family="paragraph" style:parent-style-name="Table_20_Heading">
      <style:text-properties fo:font-weight="bold" officeooo:paragraph-rsid="003dcf52"/>
    </style:style>
    <style:style style:name="P71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officeooo:paragraph-rsid="003dcf52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3dcf52"/>
    </style:style>
    <style:style style:name="P73" style:family="paragraph" style:parent-style-name="Table_20_Contents">
      <style:text-properties officeooo:paragraph-rsid="003dcf52"/>
    </style:style>
    <style:style style:name="P74" style:family="paragraph" style:parent-style-name="Heading_20_2">
      <style:paragraph-properties fo:margin-top="0cm" fo:margin-bottom="0.353cm" loext:contextual-spacing="false" fo:line-height="115%" fo:text-align="start" style:justify-single-word="false"/>
      <style:text-properties style:font-name="Tibetan Machine Uni" fo:font-size="13pt" officeooo:rsid="00067994" officeooo:paragraph-rsid="00358f44" style:font-size-asian="13pt" style:font-size-complex="13pt"/>
    </style:style>
    <style:style style:name="P75" style:family="paragraph" style:parent-style-name="Text_20_body">
      <style:paragraph-properties fo:margin-top="0cm" fo:margin-bottom="0.353cm" loext:contextual-spacing="false" fo:line-height="115%" fo:text-align="start" style:justify-single-word="false"/>
      <style:text-properties officeooo:paragraph-rsid="004213b6"/>
    </style:style>
    <style:style style:name="P76" style:family="paragraph" style:parent-style-name="Text_20_body">
      <style:paragraph-properties fo:margin-top="0cm" fo:margin-bottom="0.353cm" loext:contextual-spacing="false" fo:line-height="115%" fo:text-align="start" style:justify-single-word="false"/>
      <style:text-properties officeooo:paragraph-rsid="0044aefb"/>
    </style:style>
    <style:style style:name="P77" style:family="paragraph" style:parent-style-name="Heading_20_3">
      <style:paragraph-properties fo:margin-top="0cm" fo:margin-bottom="0.353cm" loext:contextual-spacing="false" fo:line-height="115%" fo:text-align="start" style:justify-single-word="false"/>
      <style:text-properties officeooo:paragraph-rsid="004213b6"/>
    </style:style>
    <style:style style:name="P78" style:family="paragraph" style:parent-style-name="Preformatted_20_Text">
      <style:text-properties style:font-name="Liberation Serif" fo:font-size="12pt" officeooo:rsid="002fa90f" officeooo:paragraph-rsid="002fa90f" style:font-size-asian="12pt" style:font-size-complex="12pt"/>
    </style:style>
    <style:style style:name="P79" style:family="paragraph" style:parent-style-name="Preformatted_20_Text">
      <style:text-properties style:font-name="Liberation Serif" fo:font-size="12pt" fo:font-weight="bold" officeooo:rsid="002d6333" officeooo:paragraph-rsid="002d6333" style:font-size-asian="12pt" style:font-weight-asian="bold" style:font-size-complex="12pt" style:font-weight-complex="bold"/>
    </style:style>
    <style:style style:name="P80" style:family="paragraph" style:parent-style-name="Preformatted_20_Text">
      <style:text-properties style:font-name="Liberation Serif" fo:font-size="12pt" fo:font-weight="normal" officeooo:rsid="002fa90f" officeooo:paragraph-rsid="002fa90f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erif" fo:font-size="14pt" officeooo:paragraph-rsid="002d6333" style:font-size-asian="14pt" style:font-size-complex="14pt"/>
    </style:style>
    <style:style style:name="P82" style:family="paragraph" style:parent-style-name="Preformatted_20_Text">
      <style:text-properties style:font-name="Liberation Serif" fo:font-size="14pt" officeooo:paragraph-rsid="003b56a4" style:font-size-asian="14pt" style:font-size-complex="14pt"/>
    </style:style>
    <style:style style:name="P83" style:family="paragraph" style:parent-style-name="Preformatted_20_Text">
      <style:text-properties style:font-name="Liberation Serif" fo:font-size="14pt" fo:font-weight="bold" officeooo:paragraph-rsid="002d6333" style:font-size-asian="14pt" style:font-weight-asian="bold" style:font-size-complex="14pt" style:font-weight-complex="bold"/>
    </style:style>
    <style:style style:name="P84" style:family="paragraph" style:parent-style-name="Preformatted_20_Text">
      <style:text-properties fo:font-weight="normal" officeooo:rsid="001fbbae" officeooo:paragraph-rsid="001fbbae" style:font-weight-asian="normal" style:font-weight-complex="normal"/>
    </style:style>
    <style:style style:name="P85" style:family="paragraph" style:parent-style-name="Preformatted_20_Text">
      <style:text-properties officeooo:paragraph-rsid="002f9711"/>
    </style:style>
    <style:style style:name="P86" style:family="paragraph" style:parent-style-name="Preformatted_20_Text">
      <style:text-properties fo:font-size="14pt" officeooo:paragraph-rsid="002d6333" style:font-size-asian="14pt" style:font-size-complex="14pt"/>
    </style:style>
    <style:style style:name="P87" style:family="paragraph" style:parent-style-name="Preformatted_20_Text">
      <style:text-properties style:font-name="Liberation Serif1" fo:font-size="14pt" officeooo:paragraph-rsid="002d6333" style:font-size-asian="14pt" style:font-size-complex="14pt"/>
    </style:style>
    <style:style style:name="P88" style:family="paragraph" style:parent-style-name="Preformatted_20_Text">
      <style:text-properties style:font-name="Liberation Serif1" fo:font-size="14pt" officeooo:paragraph-rsid="003b56a4" style:font-size-asian="14pt" style:font-size-complex="14pt"/>
    </style:style>
    <style:style style:name="P89" style:family="paragraph" style:parent-style-name="Preformatted_20_Text">
      <style:text-properties officeooo:paragraph-rsid="004213b6"/>
    </style:style>
    <style:style style:name="P90" style:family="paragraph" style:parent-style-name="Preformatted_20_Text">
      <style:paragraph-properties fo:margin-top="0cm" fo:margin-bottom="0.499cm" loext:contextual-spacing="false"/>
    </style:style>
    <style:style style:name="P91" style:family="paragraph" style:parent-style-name="Preformatted_20_Text">
      <style:paragraph-properties fo:margin-top="0cm" fo:margin-bottom="0.499cm" loext:contextual-spacing="false"/>
      <style:text-properties officeooo:paragraph-rsid="002fa90f"/>
    </style:style>
    <style:style style:name="P92" style:family="paragraph" style:parent-style-name="Preformatted_20_Text">
      <style:paragraph-properties fo:margin-top="0cm" fo:margin-bottom="0.499cm" loext:contextual-spacing="false"/>
      <style:text-properties officeooo:paragraph-rsid="0030dee0"/>
    </style:style>
    <style:style style:name="P93" style:family="paragraph" style:parent-style-name="Preformatted_20_Text">
      <style:paragraph-properties fo:margin-top="0cm" fo:margin-bottom="0.499cm" loext:contextual-spacing="false"/>
      <style:text-properties officeooo:paragraph-rsid="0033d95b"/>
    </style:style>
    <style:style style:name="P94" style:family="paragraph" style:parent-style-name="Preformatted_20_Text">
      <style:paragraph-properties fo:margin-top="0cm" fo:margin-bottom="0.499cm" loext:contextual-spacing="false"/>
      <style:text-properties officeooo:paragraph-rsid="00358f44"/>
    </style:style>
    <style:style style:name="P95" style:family="paragraph" style:parent-style-name="Text_20_body" style:list-style-name="L1"/>
    <style:style style:name="P96" style:family="paragraph" style:parent-style-name="Text_20_body" style:list-style-name="L3">
      <style:text-properties officeooo:paragraph-rsid="004213b6"/>
    </style:style>
    <style:style style:name="P97" style:family="paragraph" style:parent-style-name="Text_20_body" style:list-style-name="L1">
      <style:paragraph-properties fo:margin-top="0cm" fo:margin-bottom="0cm" loext:contextual-spacing="false"/>
    </style:style>
    <style:style style:name="P98" style:family="paragraph" style:parent-style-name="Text_20_body" style:list-style-name="L2">
      <style:paragraph-properties fo:margin-top="0cm" fo:margin-bottom="0.353cm" loext:contextual-spacing="false" fo:line-height="115%" fo:text-align="start" style:justify-single-word="false"/>
      <style:text-properties officeooo:paragraph-rsid="00358f44"/>
    </style:style>
    <style:style style:name="P99" style:family="paragraph" style:parent-style-name="Text_20_body" style:list-style-name="L2">
      <style:paragraph-properties fo:margin-top="0cm" fo:margin-bottom="0.353cm" loext:contextual-spacing="false" fo:line-height="115%" fo:text-align="start" style:justify-single-word="false"/>
      <style:text-properties officeooo:paragraph-rsid="004213b6"/>
    </style:style>
    <style:style style:name="P100" style:family="paragraph" style:parent-style-name="Text_20_body">
      <style:paragraph-properties fo:margin-top="0cm" fo:margin-bottom="0.353cm" loext:contextual-spacing="false" fo:line-height="115%" fo:text-align="start" style:justify-single-word="false"/>
      <style:text-properties officeooo:paragraph-rsid="0044aefb"/>
    </style:style>
    <style:style style:name="P101" style:family="paragraph" style:parent-style-name="Normal" style:list-style-name="L2">
      <style:paragraph-properties fo:margin-top="0cm" fo:margin-bottom="0.353cm" loext:contextual-spacing="false" fo:line-height="115%" fo:text-align="start" style:justify-single-word="false"/>
      <style:text-properties style:font-name="Tibetan Machine Uni" fo:font-size="13pt" officeooo:rsid="00067994" officeooo:paragraph-rsid="0039d02f" style:font-size-asian="13pt" style:font-size-complex="13pt"/>
    </style:style>
    <style:style style:name="T1" style:family="text">
      <style:text-properties officeooo:rsid="0014c877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bbae" style:font-weight-asian="bold" style:font-weight-complex="bold"/>
    </style:style>
    <style:style style:name="T5" style:family="text">
      <style:text-properties fo:font-weight="bold" officeooo:rsid="002542f4" style:font-weight-asian="bold" style:font-weight-complex="bold"/>
    </style:style>
    <style:style style:name="T6" style:family="text">
      <style:text-properties fo:font-weight="bold" officeooo:rsid="0026861a" style:font-weight-asian="bold" style:font-weight-complex="bold"/>
    </style:style>
    <style:style style:name="T7" style:family="text">
      <style:text-properties fo:font-weight="bold" officeooo:rsid="0027de5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c877" style:font-weight-asian="normal" style:font-weight-complex="normal"/>
    </style:style>
    <style:style style:name="T10" style:family="text">
      <style:text-properties fo:font-weight="normal" officeooo:rsid="0016528f" style:font-weight-asian="normal" style:font-weight-complex="normal"/>
    </style:style>
    <style:style style:name="T11" style:family="text">
      <style:text-properties fo:font-weight="normal" officeooo:rsid="001cb974" style:font-weight-asian="normal" style:font-weight-complex="normal"/>
    </style:style>
    <style:style style:name="T12" style:family="text">
      <style:text-properties fo:font-weight="normal" officeooo:rsid="001e040c" style:font-weight-asian="normal" style:font-weight-complex="normal"/>
    </style:style>
    <style:style style:name="T13" style:family="text">
      <style:text-properties officeooo:rsid="001b2818"/>
    </style:style>
    <style:style style:name="T14" style:family="text">
      <style:text-properties officeooo:rsid="001cb974"/>
    </style:style>
    <style:style style:name="T15" style:family="text">
      <style:text-properties officeooo:rsid="001fbbae"/>
    </style:style>
    <style:style style:name="T16" style:family="text">
      <style:text-properties officeooo:rsid="0024243b"/>
    </style:style>
    <style:style style:name="T17" style:family="text">
      <style:text-properties officeooo:rsid="002542f4"/>
    </style:style>
    <style:style style:name="T18" style:family="text">
      <style:text-properties officeooo:rsid="0026861a"/>
    </style:style>
    <style:style style:name="T19" style:family="text">
      <style:text-properties officeooo:rsid="0027de52"/>
    </style:style>
    <style:style style:name="T20" style:family="text">
      <style:text-properties officeooo:rsid="0028c201"/>
    </style:style>
    <style:style style:name="T21" style:family="text">
      <style:text-properties fo:color="#000000" style:font-name="Times New Roman" fo:font-size="12pt" fo:language="en" fo:country="US" style:letter-kerning="true" style:font-name-asian="Arial" style:font-size-asian="12pt" style:language-asian="hi" style:country-asian="IN" style:font-name-complex="0"/>
    </style:style>
    <style:style style:name="T22" style:family="text">
      <style:text-properties fo:color="#000000" style:font-name="Times New Roman" fo:font-size="12pt" fo:language="en" fo:country="US" fo:font-weight="bold" style:letter-kerning="true" style:font-name-asian="Arial" style:font-size-asian="12pt" style:language-asian="hi" style:country-asian="IN" style:font-weight-asian="bold" style:font-name-complex="0"/>
    </style:style>
    <style:style style:name="T23" style:family="text">
      <style:text-properties fo:color="#000000" style:font-name="Times New Roman" fo:font-size="14pt" fo:language="en" fo:country="US" style:letter-kerning="true" style:font-name-asian="Arial" style:font-size-asian="14pt" style:language-asian="hi" style:country-asian="IN" style:font-name-complex="0" style:font-size-complex="14pt"/>
    </style:style>
    <style:style style:name="T24" style:family="text">
      <style:text-properties fo:color="#000000" style:font-name="Times New Roman" fo:font-size="14pt" fo:language="en" fo:country="US" fo:font-weight="bold" style:letter-kerning="true" style:font-name-asian="Arial" style:font-size-asian="14pt" style:language-asian="hi" style:country-asian="IN" style:font-weight-asian="bold" style:font-name-complex="0" style:font-size-complex="14pt"/>
    </style:style>
    <style:style style:name="T25" style:family="text">
      <style:text-properties fo:color="#000000" style:font-name="Times New Roman" fo:language="en" fo:country="US" style:letter-kerning="true" style:font-name-asian="Arial" style:language-asian="hi" style:country-asian="IN" style:font-name-complex="0"/>
    </style:style>
    <style:style style:name="T26" style:family="text">
      <style:text-properties fo:color="#000000" style:font-name="Times New Roman" fo:language="en" fo:country="US" fo:font-weight="bold" style:letter-kerning="true" style:font-name-asian="Arial" style:language-asian="hi" style:country-asian="IN" style:font-weight-asian="bold" style:font-name-complex="0"/>
    </style:style>
    <style:style style:name="T27" style:family="text">
      <style:text-properties fo:color="#000000" style:font-name="Times New Roman" fo:language="en" fo:country="none" style:letter-kerning="true" style:font-name-asian="Arial" style:language-asian="hi" style:country-asian="IN" style:font-name-complex="0"/>
    </style:style>
    <style:style style:name="T28" style:family="text">
      <style:text-properties fo:color="#444444" style:font-name="Swiss 721 SWA" fo:language="en" fo:country="US" style:letter-kerning="true" style:font-name-asian="Arial" style:language-asian="hi" style:country-asian="IN" style:font-name-complex="0"/>
    </style:style>
    <style:style style:name="T29" style:family="text">
      <style:text-properties fo:color="#000080" style:font-name="Times New Roman" fo:font-size="14pt" fo:language="zxx" fo:country="none" style:text-underline-style="solid" style:text-underline-width="auto" style:text-underline-color="font-color" style:letter-kerning="true" style:font-name-asian="Arial" style:font-size-asian="14pt" style:language-asian="zxx" style:country-asian="none" style:font-name-complex="0" style:font-size-complex="14pt"/>
    </style:style>
    <style:style style:name="T30" style:family="text">
      <style:text-properties officeooo:rsid="002c58bf"/>
    </style:style>
    <style:style style:name="T31" style:family="text">
      <style:text-properties officeooo:rsid="002d6333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officeooo:rsid="0030dee0" style:font-size-asian="12pt" style:font-size-complex="12pt"/>
    </style:style>
    <style:style style:name="T34" style:family="text">
      <style:text-properties style:font-name="Liberation Serif" fo:font-size="12pt" fo:language="en" fo:country="IN" style:font-size-asian="12pt" style:font-size-complex="12pt"/>
    </style:style>
    <style:style style:name="T35" style:family="text">
      <style:text-properties style:font-name="Liberation Serif" fo:font-size="14pt" fo:font-weight="normal" officeooo:rsid="002d6333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font-weight="normal" officeooo:rsid="002d86bd" style:font-size-asian="14pt" style:font-weight-asian="normal" style:font-size-complex="14pt" style:font-weight-complex="normal"/>
    </style:style>
    <style:style style:name="T37" style:family="text">
      <style:text-properties style:font-name="Liberation Serif" fo:font-size="14pt" fo:font-weight="normal" officeooo:rsid="002f9711" style:font-size-asian="14pt" style:font-weight-asian="normal" style:font-size-complex="14pt" style:font-weight-complex="normal"/>
    </style:style>
    <style:style style:name="T38" style:family="text">
      <style:text-properties style:font-name="Liberation Serif" fo:font-size="14pt" style:font-size-asian="14pt" style:font-size-complex="14pt"/>
    </style:style>
    <style:style style:name="T39" style:family="text">
      <style:text-properties style:font-name="Liberation Serif" fo:font-size="14pt" officeooo:rsid="002f9711" style:font-size-asian="14pt" style:font-size-complex="14pt"/>
    </style:style>
    <style:style style:name="T40" style:family="text">
      <style:text-properties style:font-name="Liberation Serif" fo:font-size="14pt" officeooo:rsid="002d86bd" style:font-size-asian="14pt" style:font-size-complex="14pt"/>
    </style:style>
    <style:style style:name="T41" style:family="text">
      <style:text-properties style:font-name="Liberation Serif" fo:font-size="14pt" officeooo:rsid="002da46c" style:font-size-asian="14pt" style:font-size-complex="14pt"/>
    </style:style>
    <style:style style:name="T42" style:family="text">
      <style:text-properties style:font-name="Liberation Serif" fo:font-size="14pt" officeooo:rsid="002fa90f" style:font-size-asian="14pt" style:font-size-complex="14pt"/>
    </style:style>
    <style:style style:name="T43" style:family="text">
      <style:text-properties style:font-name="Liberation Serif" fo:font-size="14pt" officeooo:rsid="0030dee0" style:font-size-asian="14pt" style:font-size-complex="14pt"/>
    </style:style>
    <style:style style:name="T44" style:family="text">
      <style:text-properties style:font-name="Liberation Serif" fo:font-size="14pt" officeooo:rsid="0033d95b" style:font-size-asian="14pt" style:font-size-complex="14pt"/>
    </style:style>
    <style:style style:name="T45" style:family="text">
      <style:text-properties style:font-name="Liberation Serif" fo:font-size="14pt" officeooo:rsid="00352a63" style:font-size-asian="14pt" style:font-size-complex="14pt"/>
    </style:style>
    <style:style style:name="T46" style:family="text">
      <style:text-properties style:font-name="Liberation Serif" officeooo:rsid="003b56a4"/>
    </style:style>
    <style:style style:name="T47" style:family="text">
      <style:text-properties officeooo:rsid="002f9711"/>
    </style:style>
    <style:style style:name="T48" style:family="text">
      <style:text-properties fo:font-variant="normal" fo:text-transform="none" fo:color="#24292e" style:text-line-through-style="none" style:text-line-through-type="none" style:font-name="Tibetan Machine Uni" fo:font-size="14pt" fo:letter-spacing="normal" fo:font-style="normal" style:text-underline-style="none" fo:font-weight="normal" officeooo:rsid="002553b2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49" style:family="text">
      <style:text-properties fo:font-variant="normal" fo:text-transform="none" fo:color="#24292e" style:text-line-through-style="none" style:text-line-through-type="none" style:font-name="Tibetan Machine Uni" fo:font-size="14pt" fo:letter-spacing="normal" fo:font-style="normal" style:text-underline-style="none" fo:font-weight="normal" officeooo:rsid="00210a01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50" style:family="text">
      <style:text-properties fo:font-variant="normal" fo:text-transform="none" fo:color="#24292e" style:text-line-through-style="none" style:text-line-through-type="none" style:font-name="Tibetan Machine Uni" fo:font-size="14pt" fo:letter-spacing="normal" fo:font-style="normal" style:text-underline-style="none" fo:font-weight="normal" officeooo:rsid="0023b5a5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51" style:family="text">
      <style:text-properties fo:font-variant="normal" fo:text-transform="none" fo:color="#24292e" style:text-line-through-style="none" style:text-line-through-type="none" style:font-name="Tibetan Machine Uni" fo:font-size="14pt" fo:letter-spacing="normal" fo:font-style="normal" style:text-underline-style="none" fo:font-weight="normal" officeooo:rsid="004213b6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52" style:family="text">
      <style:text-properties fo:font-variant="normal" fo:text-transform="none" fo:color="#24292e" style:text-line-through-style="none" style:text-line-through-type="none" style:font-name="Tibetan Machine Uni" fo:font-size="14pt" fo:letter-spacing="normal" fo:font-style="normal" style:text-underline-style="none" fo:font-weight="normal" officeooo:rsid="0044aefb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53" style:family="text">
      <style:text-properties fo:font-variant="normal" fo:text-transform="none" fo:color="#24292e" style:text-line-through-style="none" style:text-line-through-type="none" style:font-name="Tibetan Machine Uni" fo:font-size="14pt" fo:letter-spacing="normal" fo:font-style="normal" style:text-underline-style="none" fo:font-weight="normal" officeooo:rsid="00453ca6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54" style:family="text">
      <style:text-properties fo:font-variant="normal" fo:text-transform="none" fo:color="#24292e" fo:font-size="14pt" fo:letter-spacing="normal" fo:font-style="normal" fo:font-weight="normal" officeooo:rsid="00210a01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55" style:family="text">
      <style:text-properties fo:font-variant="normal" fo:text-transform="none" fo:color="#24292e" style:font-name="Tibetan Machine Uni" fo:letter-spacing="normal" fo:font-style="normal" officeooo:rsid="00358f44" style:font-weight-asian="normal" style:font-weight-complex="normal"/>
    </style:style>
    <style:style style:name="T56" style:family="text">
      <style:text-properties fo:font-variant="normal" fo:text-transform="none" fo:color="#24292e" style:font-name="Tibetan Machine Uni" fo:letter-spacing="normal" fo:font-style="normal" officeooo:rsid="001d2191" style:font-weight-asian="normal" style:font-weight-complex="normal"/>
    </style:style>
    <style:style style:name="T57" style:family="text">
      <style:text-properties fo:font-variant="normal" fo:text-transform="none" fo:color="#24292e" style:font-name="Tibetan Machine Uni" fo:letter-spacing="normal" fo:font-style="normal" officeooo:rsid="001d4da8" style:font-weight-asian="normal" style:font-weight-complex="normal"/>
    </style:style>
    <style:style style:name="T58" style:family="text">
      <style:text-properties fo:font-variant="normal" fo:text-transform="none" fo:color="#24292e" style:font-name="Tibetan Machine Uni" fo:font-size="14pt" fo:letter-spacing="normal" fo:font-style="normal" fo:font-weight="normal" officeooo:rsid="001d2191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24292e" style:font-name="Tibetan Machine Uni" fo:font-size="14pt" fo:letter-spacing="normal" fo:font-style="normal" fo:font-weight="normal" officeooo:rsid="001d4da8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24292e" style:font-name="Tibetan Machine Uni" fo:font-size="14pt" fo:letter-spacing="normal" fo:font-style="normal" fo:font-weight="normal" officeooo:rsid="00358f44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24292e" style:font-name="Liberation Serif" fo:font-size="14pt" fo:letter-spacing="normal" fo:font-style="normal" fo:font-weight="bold" officeooo:rsid="000cba44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62" style:family="text">
      <style:text-properties fo:font-variant="normal" fo:text-transform="none" fo:color="#0366d6" style:text-line-through-style="none" style:text-line-through-type="none" style:font-name="SFMono-Regular" fo:font-size="8.64999961853027pt" fo:letter-spacing="normal" fo:font-style="normal" style:text-underline-style="none" fo:font-weight="normal" officeooo:rsid="001557c6" style:text-blinking="false" fo:background-color="#ffffff" loext:char-shading-value="0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366d6" style:text-line-through-style="none" style:text-line-through-type="none" style:font-name="Tibetan Machine Uni" fo:font-size="14pt" fo:letter-spacing="normal" fo:font-style="normal" style:text-underline-style="none" fo:font-weight="normal" officeooo:rsid="001557c6" style:text-blinking="false" fo:background-color="#ffffff" loext:char-shading-value="0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Tibetan Machine Uni" fo:font-size="14pt" fo:letter-spacing="normal" fo:font-style="normal" style:text-underline-style="none" fo:font-weight="normal" officeooo:rsid="00210a01" style:text-blinking="false" fo:background-color="#ffffff" loext:char-shading-value="0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Tibetan Machine Uni" fo:font-size="14pt" fo:letter-spacing="normal" fo:font-style="normal" style:text-underline-style="none" fo:font-weight="normal" officeooo:rsid="0022801c" style:text-blinking="false" fo:background-color="#ffffff" loext:char-shading-value="0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Tibetan Machine Uni" fo:font-size="14pt" fo:letter-spacing="normal" fo:font-style="normal" style:text-underline-style="none" fo:font-weight="normal" officeooo:rsid="0022801c" style:text-blinking="false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67" style:family="text">
      <style:text-properties fo:font-size="14pt" fo:font-weight="normal" officeooo:rsid="00210a01" fo:background-color="#ffffff" loext:char-shading-value="0" style:font-name-asian="Calibri" style:font-size-asian="14pt" style:font-weight-asian="normal" style:font-name-complex="Calibri" style:font-size-complex="14pt" style:font-weight-complex="normal"/>
    </style:style>
    <style:style style:name="T68" style:family="text">
      <style:text-properties fo:font-size="14pt" fo:font-weight="normal" officeooo:rsid="002d6333" style:font-size-asian="14pt" style:font-weight-asian="normal" style:font-size-complex="14pt" style:font-weight-complex="normal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officeooo:rsid="002d6333" style:font-size-asian="14pt" style:font-size-complex="14pt"/>
    </style:style>
    <style:style style:name="T71" style:family="text">
      <style:text-properties style:font-name="SFMono-Regular" fo:font-size="8.64999961853027pt" fo:font-weight="bold" officeooo:rsid="001d4da8"/>
    </style:style>
    <style:style style:name="T72" style:family="text">
      <style:text-properties style:font-name="SFMono-Regular" fo:font-size="10.5pt" style:font-size-asian="10.5pt" style:font-size-complex="10.5pt"/>
    </style:style>
    <style:style style:name="T73" style:family="text">
      <style:text-properties fo:language="en" fo:country="IN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84cm" fo:text-indent="-0.635cm" fo:margin-left="2.1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21"><text:tab/><text:tab/><text:tab/><text:tab/><text:tab/></text:span><text:span text:style-name="T22">EOS DOCUMENTATION</text:span></text:p>
      <text:p text:style-name="P58"/>
      <text:p text:style-name="P58"/>
      <text:p text:style-name="P58"/>
      <text:p text:style-name="P60">4/6/2018 <text:s/></text:p>
      <text:p text:style-name="P60">DAY 1:</text:p>
      <text:p text:style-name="P66"><text:span text:style-name="T22"><text:s text:c="8"/></text:span><text:span text:style-name="T23">Learned basic concepts in EOS Technology:</text:span></text:p>
      <text:p text:style-name="P62"><text:tab/>EOS technology makes the DApps <text:s/>performance Easy by providing an Operating-system with a <text:tab/>set of services.</text:p>
      <text:p text:style-name="P69"><text:span text:style-name="T25"><text:tab/></text:span><text:span text:style-name="T27"> EOS is a powerful decentralize application platform ,developers ability to develop and hosting <text:tab/>a own decentralize application .</text:span></text:p>
      <text:p text:style-name="P65"><text:s/><text:tab/>EOS is also open source software its provide permission to upgrade our dapp easily</text:p>
      <text:p text:style-name="P62"><text:tab/>The EOS platform does not require micro payments by end users to send messages and <text:tab/>performance.</text:p>
      <text:p text:style-name="P62"><text:tab/>Action vs Transaction process.</text:p>
      <text:p text:style-name="P62"><text:tab/>APPLY context method.</text:p>
      <text:p text:style-name="P62"/>
      <text:p text:style-name="P66"><text:span text:style-name="T24"><text:s text:c="5"/>Source: <text:s/></text:span><text:a xlink:type="simple" xlink:href="https://github.com/EOSIO/" text:style-name="Internet_20_link" text:visited-style-name="Visited_20_Internet_20_Link"><text:span text:style-name="T69">https://github.com/EOSIO/</text:span></text:a><text:span text:style-name="T23"> eos/wiki/Smart-Contract/</text:span></text:p>
      <text:p text:style-name="P63"/>
      <text:p text:style-name="P60">5/6/2018</text:p>
      <text:p text:style-name="P60">DAY 2:</text:p>
      <text:p text:style-name="P66"><text:span text:style-name="T22"><text:s text:c="5"/><text:tab/></text:span><text:span text:style-name="T23">Learned <text:s/>C++ programming language and </text:span></text:p>
      <text:p text:style-name="P62"><text:s/></text:p>
      <text:p text:style-name="P69"><text:span text:style-name="T26"><text:s text:c="5"/><text:tab/>Source: </text:span><text:span text:style-name="T25">c++ Tutors point</text:span></text:p>
      <text:p text:style-name="P58"/>
      <text:p text:style-name="P60">6/6/2018</text:p>
      <text:p text:style-name="P60">DAY 3:</text:p>
      <text:p text:style-name="P69"><text:span text:style-name="T26"><text:s text:c="3"/></text:span><text:span text:style-name="T25">Learning <text:s/>Docker implementation <text:s/>process and Builtin types.</text:span></text:p>
      <text:p text:style-name="P62"><text:tab/>Docker is a tool designed to EOS project for create, deploy and run applications <text:s/>by using <text:tab/>contract.</text:p>
      <text:p text:style-name="P69"><text:span text:style-name="T28"><text:tab/>T</text:span><text:span text:style-name="T25">he moby is a project developer site for the docker implementation.</text:span></text:p>
      <text:p text:style-name="P62"><text:tab/>Moby is a open source project created by the docker to perform the software container.</text:p>
      <text:p text:style-name="P66"><text:span text:style-name="T23"><text:tab/></text:span><text:span text:style-name="T24">Source: <text:s/></text:span><text:a xlink:type="simple" xlink:href="https://opensource.com/" text:style-name="Internet_20_link" text:visited-style-name="Visited_20_Internet_20_Link"><text:span text:style-name="T69">https://opensource.com/</text:span></text:a><text:span text:style-name="T23"> resources/what-docker</text:span></text:p>
      <text:p text:style-name="P60">7/6/2018</text:p>
      <text:p text:style-name="P60">DAY 4:</text:p>
      <text:p text:style-name="P66"><text:span text:style-name="T22"><text:s text:c="14"/></text:span><text:span text:style-name="T23">EOS Inline communication and Deferred communication.</text:span></text:p>
      <text:p text:style-name="P69"><text:span text:style-name="T26"><text:s text:c="5"/></text:span><text:span text:style-name="T25">Inline communication:</text:span></text:p>
      <text:p text:style-name="P62"><text:s text:c="12"/>it can be performed as current transaction by individual persons</text:p>
      <text:p text:style-name="P62"><text:s text:c="4"/>Deferred Communication:</text:p>
      <text:p text:style-name="P62"><text:s/><text:tab/> It can be performed as current transaction by Multiple <text:s/>persons</text:p>
      <text:p text:style-name="P62"><text:s text:c="2"/><text:tab/>The deferred communication takes to run at best process.</text:p>
      <text:p text:style-name="P68"><text:span text:style-name="T24"><text:s text:c="13"/>Source:</text:span><text:span text:style-name="T23"> </text:span><text:a xlink:type="simple" xlink:href="https://github.com/EOSIO/" text:style-name="Internet_20_link" text:visited-style-name="Visited_20_Internet_20_Link"><text:span text:style-name="T69">https://github.com/EOSIO/</text:span></text:a><text:span text:style-name="T23"> eos/wiki/S mart-Contract</text:span></text:p>
      <text:p text:style-name="P64"/>
      <text:p text:style-name="P61">8/6/2018</text:p>
      <text:p text:style-name="P60">DAY 5:</text:p>
      <text:p text:style-name="P66"><text:span text:style-name="T22"><text:s text:c="3"/></text:span><text:span text:style-name="T24"><text:s text:c="2"/></text:span><text:span text:style-name="T23">EOS Merkle proof of light client validation process and EOS wallet concept.</text:span></text:p>
      <text:p text:style-name="P61"><text:s text:c="4"/></text:p>
      <text:p text:style-name="P68"><text:span text:style-name="T22"><text:s text:c="6"/></text:span><text:span text:style-name="T24">Source: </text:span><text:span text:style-name="T23"><text:s/></text:span><text:a xlink:type="simple" xlink:href="https://github.com/EOSIO/Documentation/blob/master/TechnicalWhitePaper.md" text:style-name="ListLabel_20_1" text:visited-style-name="ListLabel_20_1"><text:span text:style-name="T29">https://github.com/EOSIO/Documentation/blob/master/TechnicalWhitePaper.md</text:span></text:a></text:p>
      <text:p text:style-name="P58"><text:soft-page-break/></text:p>
      <text:p text:style-name="P58"/>
      <text:p text:style-name="P60">9/6/2018</text:p>
      <text:p text:style-name="P60">DAY <text:span text:style-name="T69">6:</text:span></text:p>
      <text:p text:style-name="P62"><text:s text:c="3"/><text:tab/>Creation of <text:s/>EOS wallet</text:p>
      <text:p text:style-name="P62"><text:s text:c="13"/>using cleos, generated <text:s/>wallet successfully, but can't in keosd and nodeos. </text:p>
      <text:p text:style-name="P62"><text:tab/>The generation of wallet using the commands by the following link.</text:p>
      <text:p text:style-name="P62"/>
      <text:p text:style-name="P66"><text:span text:style-name="T24"><text:tab/> Source: </text:span><text:a xlink:type="simple" xlink:href="https://developers.eos.io/" text:style-name="Internet_20_link" text:visited-style-name="Visited_20_Internet_20_Link"><text:span text:style-name="T69">https://developers.eos.io/</text:span></text:a><text:span text:style-name="T23"> eosio-nodeos/docs</text:span></text:p>
      <text:p text:style-name="P58"/>
      <text:p text:style-name="P59">12/6/2018</text:p>
      <text:p text:style-name="P67"><text:s/><text:span text:style-name="T30">Day 7: </text:span></text:p>
      <text:p text:style-name="P1"><text:s text:c="5"/></text:p>
      <text:p text:style-name="P48">Linux basic commands:</text:p>
      <text:p text:style-name="P49"/>
      <text:p text:style-name="P50">To open the share path:</text:p>
      <text:p text:style-name="P50"><text:s text:c="4"/>connect to server command is used.</text:p>
      <text:p text:style-name="P50"/>
      <text:p text:style-name="P50">1.pwd - used to find the path eg: “/home/username”</text:p>
      <text:p text:style-name="P50"/>
      <text:p text:style-name="P50"/>
      <text:p text:style-name="P50">2.ls -to know the files in the directory</text:p>
      <text:p text:style-name="P50"><text:s/>“ls -a” - to see all hidden files.</text:p>
      <text:p text:style-name="P50"/>
      <text:p text:style-name="P50">3. cd – cd downloads is case sensitive</text:p>
      <text:p text:style-name="P50"><text:s text:c="3"/></text:p>
      <text:p text:style-name="P50">4. mkdir <text:span text:style-name="T1">&amp; rmdir – to create a new directory or a folder</text:span></text:p>
      <text:p text:style-name="P50"/>
      <text:p text:style-name="P50">“<text:span text:style-name="T1">mkdir sabrin</text:span>” <text:span text:style-name="T1">if it consist of two words </text:span></text:p>
      <text:p text:style-name="P50">“<text:span text:style-name="T1">mkdir sabrin\sulthana</text:span>”</text:p>
      <text:p text:style-name="P50"/>
      <text:p text:style-name="P50"/>
      <text:p text:style-name="P51">rmdir for delete the directory using <text:span text:style-name="T3">rm</text:span></text:p>
      <text:p text:style-name="P27"/>
      <text:p text:style-name="P27">5. rm -r =&gt; this command is used to delete both the folder and files</text:p>
      <text:p text:style-name="P27"/>
      <text:p text:style-name="P52"><text:span text:style-name="T9">6. touch- </text:span>The <text:span text:style-name="T2">touch</text:span> command is used to create a file. It consist anything of the empty txt file to an empty<text:span text:style-name="T2"> </text:span><text:span text:style-name="T8">zip file.</text:span></text:p>
      <text:p text:style-name="P47"/>
      <text:p text:style-name="P52">For example, “<text:span text:style-name="T2">touch new.txt</text:span>”.</text:p>
      <text:p text:style-name="P51"/>
      <text:p text:style-name="P52"><text:span text:style-name="T1">7. man &amp; --help --&gt;</text:span><text:span text:style-name="T2">man cd </text:span><text:span text:style-name="T10">it shows the manual pages of the commands and how to use it.</text:span></text:p>
      <text:p text:style-name="P28">Typing in the commad name and the argument .</text:p>
      <text:p text:style-name="P28"><text:s/>Eg: cd -help</text:p>
      <text:p text:style-name="P28"/>
      <text:p text:style-name="P28">8. cp – used to copy the files through the command lines</text:p>
      <text:p text:style-name="P28"><text:s/>it takes two arguments</text:p>
      <text:p text:style-name="P28">first -location to be copied </text:p>
      <text:p text:style-name="P28">second- the second where to copy</text:p>
      <text:p text:style-name="P28"><text:soft-page-break/></text:p>
      <text:p text:style-name="P28">9. mv- to move files.</text:p>
      <text:p text:style-name="P28"><text:s/>Also use <text:s/>the <text:s/>mv command to rename the folder.</text:p>
      <text:p text:style-name="P28">“sab” to “was</text:p>
      <text:p text:style-name="P28"/>
      <text:p text:style-name="P28"/>
      <text:p text:style-name="P28"><text:s/>Eg: mv sab was</text:p>
      <text:p text:style-name="P28"/>
      <text:p text:style-name="P28">10. locate -to visit the location of file</text:p>
      <text:p text:style-name="P28">eg: <text:s/>-i</text:p>
      <text:p text:style-name="P28"><text:s/>this command is used to ignore the case.</text:p>
      <text:p text:style-name="P43">Eg: “locate -i hello” </text:p>
      <text:p text:style-name="P42"/>
      <text:p text:style-name="P42">“locate -i <text:s/>*hello*this”</text:p>
      <text:p text:style-name="P42"/>
      <text:p text:style-name="P7"/>
      <text:p text:style-name="P9">Day 8 <text:s text:c="4"/></text:p>
      <text:p text:style-name="P9">13/6/2018</text:p>
      <text:p text:style-name="P54"/>
      <text:p text:style-name="P7"><text:tab/><text:tab/><text:tab/><text:tab/><text:span text:style-name="T13">Intermediate commands</text:span></text:p>
      <text:p text:style-name="P7"/>
      <text:p text:style-name="P7"/>
      <text:p text:style-name="P8">1. echo- <text:span text:style-name="T8">this command used to move some data, usually into a text file.</text:span></text:p>
      <text:p text:style-name="P2"/>
      <text:p text:style-name="P2">Want to create a new text file </text:p>
      <text:p text:style-name="P2"/>
      <text:p text:style-name="P2">Eg:” echo hello, my name is fidas&gt;&gt; sab.txt”</text:p>
      <text:p text:style-name="P2"/>
      <text:p text:style-name="P4">&gt;&gt;--&gt; used to separate the spaces of the \ slash except using this one.</text:p>
      <text:p text:style-name="P3"/>
      <text:p text:style-name="P42"><text:span text:style-name="T14">2. <text:s/></text:span><text:span text:style-name="T11">cat – use the cat command display the content of a file</text:span></text:p>
      <text:p text:style-name="P23"/>
      <text:p text:style-name="P42"><text:span text:style-name="T11"><text:s/></text:span><text:span text:style-name="T12">To view the programs </text:span></text:p>
      <text:p text:style-name="P24"/>
      <text:p text:style-name="P25">3. nano,vi,jed -</text:p>
      <text:p text:style-name="P25"><text:s/></text:p>
      <text:p text:style-name="P25">*nano and vi already install commands <text:span text:style-name="T15">on linux.</text:span></text:p>
      <text:p text:style-name="P25">* <text:span text:style-name="T15">NANO command is a good text editor it denotes the keywords with color and recognizes most languages.</text:span></text:p>
      <text:p text:style-name="P25"/>
      <text:p text:style-name="P25">* <text:span text:style-name="T15">vi is simpler than nano --&gt; used to create a new file or modify the editor.</text:span></text:p>
      <text:p text:style-name="P25">* <text:span text:style-name="T15">if you need to make a new file named “check.txt” we can create by using a command </text:span><text:span text:style-name="T4">“nano check.txt”</text:span></text:p>
      <text:p text:style-name="P25"><text:span text:style-name="T15">* to save our files after editing by user <text:s/></text:span><text:span text:style-name="T4">“ctrl+X” </text:span><text:span text:style-name="T15"><text:s/>then y=yes <text:s/>N=no</text:span></text:p>
      <text:p text:style-name="P26">so i recommended the nano for editing <text:span text:style-name="T3">“jed” </text:span>text editor </text:p>
      <text:p text:style-name="P26"/>
      <text:p text:style-name="P26">To install the packages soon </text:p>
      <text:p text:style-name="P26"/>
      <text:p text:style-name="P29">4. <text:span text:style-name="T3">sudo –</text:span> SUPERUSER DO</text:p>
      <text:p text:style-name="P29"/>
      <text:p text:style-name="P29"><text:soft-page-break/>want to edit a file like a “viz.alsa-base.conf” which needs the root permission command – sudo nano alsa-base.conf.</text:p>
      <text:p text:style-name="P29"/>
      <text:p text:style-name="P29">*”<text:span text:style-name="T16">sudo bash </text:span>“ <text:s/>“<text:span text:style-name="T16">sudo passwd</text:span>” <text:span text:style-name="T16">root password</text:span></text:p>
      <text:p text:style-name="P29"/>
      <text:p text:style-name="P31">5. df- use the df command to see the available disk space in each of the partition in your commands</text:p>
      <text:p text:style-name="P31"><text:s/></text:p>
      <text:p text:style-name="P31"><text:span text:style-name="T2">df </text:span><text:s/>in the command line and you can see each mounted partition and their used/available space in % and in KBs. </text:p>
      <text:p text:style-name="P31">If you want to shown in megabytes, use the command <text:span text:style-name="T3">“df -m”.</text:span></text:p>
      <text:p text:style-name="P44"><text:s/></text:p>
      <text:p text:style-name="P31"><text:span text:style-name="T3">6.</text:span> du – use the disk usage file in your system.</text:p>
      <text:p text:style-name="P31"/>
      <text:p text:style-name="P32"><text:s/><text:span text:style-name="T3"><text:s/>d</text:span><text:span text:style-name="T5">f</text:span><text:span text:style-name="T3">- </text:span><text:span text:style-name="T5">folder file.</text:span></text:p>
      <text:p text:style-name="P45">For eg: if u want to know the document size “du documents”</text:p>
      <text:p text:style-name="P45">commands like :”ls -lah” to view the size of all files in a folder.</text:p>
      <text:p text:style-name="P45"/>
      <text:p text:style-name="P45"/>
      <text:p text:style-name="P32"><text:span text:style-name="T3"><text:s/></text:span><text:span text:style-name="T5">7. </text:span><text:span text:style-name="T17">tar – it has a long list of uses.</text:span></text:p>
      <text:p text:style-name="P32"><text:s text:c="5"/><text:span text:style-name="T17">Compress and uncompress different types of tar archieves like .</text:span><text:span text:style-name="T5">tar, .tar.gz, .tar.bz2 </text:span><text:span text:style-name="T17">for creating a archieve </text:span></text:p>
      <text:p text:style-name="P31"/>
      <text:p text:style-name="P31"/>
      <text:p text:style-name="P31"/>
      <text:p text:style-name="P31"/>
      <text:p text:style-name="P33">Tar usage commands:</text:p>
      <text:p text:style-name="P56"><text:span text:style-name="Strong_20_Emphasis"><text:span text:style-name="T69">c</text:span></text:span><text:span text:style-name="T69"> – create a archive file. </text:span></text:p>
      <text:list xml:id="list1217025486" text:style-name="L1">
        <text:list-item>
          <text:p text:style-name="P97"><text:span text:style-name="Strong_20_Emphasis"><text:span text:style-name="T69">x</text:span></text:span><text:span text:style-name="T69"> – extract a archive file. </text:span></text:p>
        </text:list-item>
        <text:list-item>
          <text:p text:style-name="P97"><text:span text:style-name="Strong_20_Emphasis"><text:span text:style-name="T69">v</text:span></text:span><text:span text:style-name="T69"> – show the progress of archive file. </text:span></text:p>
        </text:list-item>
        <text:list-item>
          <text:p text:style-name="P97"><text:span text:style-name="Strong_20_Emphasis"><text:span text:style-name="T69">f</text:span></text:span><text:span text:style-name="T69"> – filename of archive file. </text:span></text:p>
        </text:list-item>
        <text:list-item>
          <text:p text:style-name="P97"><text:span text:style-name="Strong_20_Emphasis"><text:span text:style-name="T69">t</text:span></text:span><text:span text:style-name="T69"> – viewing content of archive file. </text:span></text:p>
        </text:list-item>
        <text:list-item>
          <text:p text:style-name="P97"><text:span text:style-name="Strong_20_Emphasis"><text:span text:style-name="T69">j</text:span></text:span><text:span text:style-name="T69"> – filter archive through bzip2. </text:span></text:p>
        </text:list-item>
        <text:list-item>
          <text:p text:style-name="P97"><text:span text:style-name="Strong_20_Emphasis"><text:span text:style-name="T69">z</text:span></text:span><text:span text:style-name="T69"> – filter archive through gzip. </text:span></text:p>
        </text:list-item>
        <text:list-item>
          <text:p text:style-name="P97"><text:span text:style-name="Strong_20_Emphasis"><text:span text:style-name="T69">r</text:span></text:span><text:span text:style-name="T69"> – append or update files or directories to existing archive file. </text:span></text:p>
        </text:list-item>
        <text:list-item>
          <text:p text:style-name="P97"><text:span text:style-name="Strong_20_Emphasis"><text:span text:style-name="T69">W</text:span></text:span><text:span text:style-name="T69"> – Verify a archive file. </text:span></text:p>
        </text:list-item>
        <text:list-item>
          <text:p text:style-name="P95"><text:span text:style-name="Strong_20_Emphasis"><text:span text:style-name="T69">wildcards</text:span></text:span><text:span text:style-name="T69"> – Specify patterns in unix tar command</text:span></text:p>
        </text:list-item>
      </text:list>
      <text:p text:style-name="P33"/>
      <text:p text:style-name="P34">8. zip ,unzip – use zip file to compress into zip archieve and unzip to extract files in <text:s/>a zip archieve</text:p>
      <text:p text:style-name="P33"/>
      <text:p text:style-name="P33">9. uname- <text:span text:style-name="T18">use uname to show the information about the system your linux distro is running.</text:span></text:p>
      <text:p text:style-name="P33"/>
      <text:p text:style-name="P33">“<text:span text:style-name="T6">uname -a</text:span>” <text:span text:style-name="T6">prints</text:span><text:span text:style-name="T18"> most of the information about the system</text:span></text:p>
      <text:p text:style-name="P35">Kernel release date,version,processor type,etc.,</text:p>
      <text:p text:style-name="P35"><text:soft-page-break/></text:p>
      <text:p text:style-name="P35">10. apt get- apt is work with packages in the linux command lines.</text:p>
      <text:p text:style-name="P35"/>
      <text:p text:style-name="P35"><text:s text:c="4"/>Use <text:span text:style-name="T3">apt-get </text:span><text:s text:c="2"/>to get install packages.</text:p>
      <text:p text:style-name="P35">This requires the sudo command with it <text:span text:style-name="T3">“sudo apt-get install jed”</text:span> </text:p>
      <text:p text:style-name="P35">for update the packages use the command <text:span text:style-name="T3">“sudo apt-get update” <text:s/>to upgrade the system </text:span>“<text:span text:style-name="T3">sudo apt-get dist-upgrade</text:span>”.</text:p>
      <text:p text:style-name="P35">The command “apt-cache search” too search a package </text:p>
      <text:p text:style-name="P35">If you want <text:s/>search for one you <text:s/><text:span text:style-name="T19">can type in </text:span><text:span text:style-name="T7">“apt-cache search jed” </text:span></text:p>
      <text:p text:style-name="P35"/>
      <text:p text:style-name="P35"/>
      <text:p text:style-name="P36">11 <text:span text:style-name="T3">chmod – use to make file executable and to change the </text:span><text:s/>permissions granted to it in linux</text:p>
      <text:p text:style-name="P36"><text:s/>if i need to run the code like ” python numbers.py” for so many times instead of using that “number.py” <text:s/>to executable a file “chmod +x numbers.py” in the terminal to run a file.</text:p>
      <text:p text:style-name="P36">I can use the command <text:span text:style-name="T3">“chmod 755 numbers.py” to give a root permission “sudo chmod +x numbers.py”</text:span> </text:p>
      <text:p text:style-name="P36"/>
      <text:p text:style-name="P36">12.<text:span text:style-name="T3">hostname –to </text:span>know my host name is about <text:span text:style-name="T3">“hostname -I” gives your ip address in your network.</text:span></text:p>
      <text:p text:style-name="P46"/>
      <text:p text:style-name="P37"><text:span text:style-name="T3">13. ping – use </text:span>ping to check your connection to a server</text:p>
      <text:p text:style-name="P38"><text:s text:c="3"/><text:tab/></text:p>
      <text:p text:style-name="P38">PING is a computer network administration soft ware utility used to test the reachability of a host on an <text:span text:style-name="T3">IP “ ping google.com”, </text:span>connect to the server and come back.<text:span text:style-name="T20"> </text:span></text:p>
      <text:p text:style-name="P38"/>
      <text:p text:style-name="P38"/>
      <text:p text:style-name="P6"/>
      <text:p text:style-name="P10">18/6/2016</text:p>
      <text:p text:style-name="P10"><text:s/>Day 11</text:p>
      <text:p text:style-name="P5"/>
      <text:p text:style-name="P5"/>
      <text:p text:style-name="P5"><text:tab/><text:tab/><text:tab/><text:tab/><text:span text:style-name="T70">Docker installation process</text:span></text:p>
      <text:p text:style-name="P29"/>
      <text:p text:style-name="P29"/>
      <text:p text:style-name="P29"/>
      <text:p text:style-name="P30"><text:span text:style-name="T31">1. <text:s text:c="3"/></text:span>sudo apt-get update</text:p>
      <text:p text:style-name="P86"><text:span text:style-name="T31">2</text:span>.<text:span text:style-name="T32"> <text:s text:c="2"/>sudo apt-get install \</text:span></text:p>
      <text:p text:style-name="P81"><text:s text:c="7"/>apt-transport-https \</text:p>
      <text:p text:style-name="P81"><text:s text:c="7"/>ca-certificates \</text:p>
      <text:p text:style-name="P81"><text:s text:c="7"/>curl \</text:p>
      <text:p text:style-name="P81"><text:s text:c="7"/>software-properties-common</text:p>
      <text:p text:style-name="P81"/>
      <text:p text:style-name="P87"/>
      <text:p text:style-name="P87"><text:tab/>If it is produce some error,to use this commend --&gt; sudo apt-get -f install</text:p>
      <text:p text:style-name="P86"/>
      <text:p text:style-name="P88">3. curl -fsSL https://download.docker.com/linux/ubuntu/gpg | sudo apt-key add -</text:p>
      <text:p text:style-name="P82"/>
      <text:p text:style-name="P88"><text:soft-page-break/><text:span text:style-name="T32"><text:s/></text:span><text:span text:style-name="T46">4</text:span><text:span text:style-name="T32">. <text:s/>sudo add-apt-repository \</text:span></text:p>
      <text:p text:style-name="P81"><text:s text:c="4"/>"deb [arch=amd64] https://download.docker.com/linux/ubuntu \</text:p>
      <text:p text:style-name="P81"><text:s text:c="6"/>$(lsb_release -cs) \</text:p>
      <text:p text:style-name="P81"><text:s text:c="7"/>stable"</text:p>
      <text:p text:style-name="P81"/>
      <text:p text:style-name="P81">5. sudo apt-get update</text:p>
      <text:p text:style-name="P81"/>
      <text:p text:style-name="P81">6. sudo apt-get install docker-ce</text:p>
      <text:p text:style-name="P81"/>
      <text:p text:style-name="P81">7. apt-cache madison docker-ce</text:p>
      <text:p text:style-name="P81"/>
      <text:p text:style-name="P81">8. sudo docker run hello-world</text:p>
      <text:p text:style-name="P81"/>
      <text:p text:style-name="P81">9. sudo docker pull eosio/eos-dev</text:p>
      <text:p text:style-name="P81"/>
      <text:p text:style-name="P81">10. sudo docker run --rm --name eosio -d -p 8888:8888 -p 9876:9876 -v /tmp/work:/work -v /tmp/eosio/data:/mnt/dev/data -v /tmp/eosio/config:/mnt/dev/config eosio/eos-dev <text:s/>/bin/bash -c "nodeos -e -p eosio --plugin eosio::wallet_api_plugin --plugin eosio::wallet_plugin --plugin eosio::producer_plugin --plugin eosio::history_plugin --plugin eosio::chain_api_plugin --plugin eosio::history_api_plugin --plugin eosio::http_plugin -d /mnt/dev/data --config-dir /mnt/dev/config --http-server-address=0.0.0.0:8888 --access-control-allow-origin=* --contracts-console"</text:p>
      <text:p text:style-name="P81"/>
      <text:p text:style-name="P81">11. sudo docker logs --tail 10 eosio</text:p>
      <text:p text:style-name="P81"/>
      <text:p text:style-name="P81">12. In browser: <text:s/>http://localhost:8888/v1/chain/get_info</text:p>
      <text:p text:style-name="P81"/>
      <text:p text:style-name="P81">13. alias cleos='docker exec eosio /opt/eosio/bin/cleos --wallet-url http://localhost:8888'</text:p>
      <text:p text:style-name="P81"/>
      <text:p text:style-name="P81">14. cleos --help</text:p>
      <text:p text:style-name="P81"/>
      <text:p text:style-name="P81"><text:tab/>It show this error:</text:p>
      <text:p text:style-name="P81"/>
      <text:p text:style-name="P81"><text:tab/>Got permission denied while trying to connect to the Docker daemon socket at unix:///var/run/docker.sock: Get http://%2Fvar%2Frun%2Fdocker.sock/v1.37/containers/eosio/json: dial unix /var/run/docker.sock: connect: permission denied</text:p>
      <text:p text:style-name="P81"/>
      <text:p text:style-name="P81">15. sudo chmod 666 /var/run/docker.sock</text:p>
      <text:p text:style-name="P81"/>
      <text:p text:style-name="P81">16. cleos --help</text:p>
      <text:p text:style-name="P81"/>
      <text:p text:style-name="P81">17. docker stop eosio</text:p>
      <text:p text:style-name="P81"/>
      <text:p text:style-name="P81"/>
      <text:p text:style-name="P83"/>
      <text:p text:style-name="P79">19/6/2018</text:p>
      <text:p text:style-name="P79"><text:soft-page-break/>Day 12:</text:p>
      <text:p text:style-name="P18"><text:tab/><text:tab/><text:tab/><text:tab/><text:tab/>creation of wallet</text:p>
      <text:p text:style-name="P18"/>
      <text:p text:style-name="P18"/>
      <text:p text:style-name="P18"/>
      <text:p text:style-name="P11"><text:span text:style-name="T3">1. </text:span>To create a wallet <text:s/></text:p>
      <text:p text:style-name="P15"><text:s/></text:p>
      <text:p text:style-name="P19"><text:span text:style-name="Source_20_Text"><text:span text:style-name="T38">$ cleos wallet create</text:span></text:span></text:p>
      <text:p text:style-name="Preformatted_20_Text"><text:span text:style-name="Source_20_Text"><text:span text:style-name="T38">Creating wallet: default</text:span></text:span></text:p>
      <text:p text:style-name="Preformatted_20_Text"><text:span text:style-name="Source_20_Text"><text:span text:style-name="T38">Save password to use in the future to unlock this wallet.</text:span></text:span></text:p>
      <text:p text:style-name="Preformatted_20_Text"><text:span text:style-name="Source_20_Text"><text:span text:style-name="T38">Without password imported keys will not be retrievable.</text:span></text:span></text:p>
      <text:p text:style-name="P90"><text:span text:style-name="Source_20_Text"><text:span text:style-name="T38">"A MASTER PASSWORD"</text:span></text:span></text:p>
      <text:p text:style-name="P19"><text:span text:style-name="T68">2.</text:span><text:span text:style-name="T35"> </text:span><text:span text:style-name="Source_20_Text"><text:span text:style-name="T38">$ cleos wallet create -n </text:span></text:span><text:span text:style-name="Source_20_Text"><text:span text:style-name="T40">sabrinsulthana</text:span></text:span></text:p>
      <text:p text:style-name="Preformatted_20_Text"><text:span text:style-name="Source_20_Text"><text:span text:style-name="T38">Creating wallet: </text:span></text:span><text:span text:style-name="Source_20_Text"><text:span text:style-name="T40">sabrinsulthana</text:span></text:span></text:p>
      <text:p text:style-name="Preformatted_20_Text"><text:span text:style-name="Source_20_Text"><text:span text:style-name="T38">Save password to use in the future to unlock this wallet.</text:span></text:span></text:p>
      <text:p text:style-name="Preformatted_20_Text"><text:span text:style-name="Source_20_Text"><text:span text:style-name="T38">Without password imported keys will not be retrievable.</text:span></text:span></text:p>
      <text:p text:style-name="P90"><text:span text:style-name="Source_20_Text"><text:span text:style-name="T38">"A MASTER PASSWORD"</text:span></text:span></text:p>
      <text:p text:style-name="P16">3. The star refers to the wallet is unlock position</text:p>
      <text:p text:style-name="P20"><text:span text:style-name="Source_20_Text"><text:span text:style-name="T36"/></text:span></text:p>
      <text:p text:style-name="P20"><text:span text:style-name="Source_20_Text"><text:span text:style-name="T38">$ cleos wallet list</text:span></text:span></text:p>
      <text:p text:style-name="Preformatted_20_Text"><text:span text:style-name="Source_20_Text"><text:span text:style-name="T38">Wallets:</text:span></text:span></text:p>
      <text:p text:style-name="Preformatted_20_Text"><text:span text:style-name="Source_20_Text"><text:span text:style-name="T38">[</text:span></text:span></text:p>
      <text:p text:style-name="Preformatted_20_Text"><text:span text:style-name="Source_20_Text"><text:span text:style-name="T38"><text:s text:c="2"/>"default *",</text:span></text:span></text:p>
      <text:p text:style-name="Preformatted_20_Text"><text:span text:style-name="Source_20_Text"><text:span text:style-name="T38"><text:s text:c="2"/>"</text:span></text:span><text:span text:style-name="Source_20_Text"><text:span text:style-name="T40">sabrinsulthana </text:span></text:span><text:span text:style-name="Source_20_Text"><text:span text:style-name="T38">*"</text:span></text:span></text:p>
      <text:p text:style-name="P90"><text:span text:style-name="Source_20_Text"><text:span text:style-name="T38">]</text:span></text:span></text:p>
      <text:p text:style-name="P12">4.The wallet is to lock by using the command:</text:p>
      <text:p text:style-name="P12"/>
      <text:p text:style-name="P84"><text:span text:style-name="Source_20_Text"><text:span text:style-name="T38">$ cleos wallet lock -n </text:span></text:span><text:span text:style-name="Source_20_Text"><text:span text:style-name="T41">sabrinsulthana</text:span></text:span></text:p>
      <text:p text:style-name="P90"><text:span text:style-name="Source_20_Text"><text:span text:style-name="T38">Locked: 'periwinkle'</text:span></text:span></text:p>
      <text:p text:style-name="P39">5. <text:s/><text:span text:style-name="T47">to display the list of the wallet is:</text:span></text:p>
      <text:p text:style-name="P85"><text:span text:style-name="Source_20_Text"><text:span text:style-name="T38"><text:s/></text:span></text:span></text:p>
      <text:p text:style-name="P85"><text:span text:style-name="Source_20_Text"><text:span text:style-name="T38">$ cleos wallet list</text:span></text:span></text:p>
      <text:p text:style-name="Preformatted_20_Text"><text:span text:style-name="Source_20_Text"><text:span text:style-name="T38">Wallets:</text:span></text:span></text:p>
      <text:p text:style-name="Preformatted_20_Text"><text:span text:style-name="Source_20_Text"><text:span text:style-name="T38">[</text:span></text:span></text:p>
      <text:p text:style-name="Preformatted_20_Text"><text:span text:style-name="Source_20_Text"><text:span text:style-name="T38"><text:s text:c="2"/>"default *",</text:span></text:span></text:p>
      <text:p text:style-name="Preformatted_20_Text"><text:span text:style-name="Source_20_Text"><text:span text:style-name="T38"><text:s text:c="2"/>"</text:span></text:span><text:span text:style-name="Source_20_Text"><text:span text:style-name="T39">sabrinsulthana</text:span></text:span><text:span text:style-name="Source_20_Text"><text:span text:style-name="T38">"</text:span></text:span></text:p>
      <text:p text:style-name="P90"><text:span text:style-name="Source_20_Text"><text:span text:style-name="T38">]</text:span></text:span></text:p>
      <text:p text:style-name="P40">and then <text:s/>the wallet is locked by displaying the command is given</text:p>
      <text:p text:style-name="P13"/>
      <text:p text:style-name="P21"><text:span text:style-name="T37">6. </text:span><text:span text:style-name="Source_20_Text"><text:span text:style-name="T39">To unlock the wallet to give the command</text:span></text:span></text:p>
      <text:p text:style-name="P21"><text:span text:style-name="Source_20_Text"><text:span text:style-name="T38"><text:s text:c="9"/></text:span></text:span><text:span text:style-name="Source_20_Text"><text:span text:style-name="T39">While unlocking the password has to be given is must.</text:span></text:span></text:p>
      <text:p text:style-name="P21"><text:span text:style-name="Source_20_Text"><text:span text:style-name="T38"/></text:span></text:p>
      <text:p text:style-name="P21"><text:span text:style-name="Source_20_Text"><text:span text:style-name="T39"/></text:span></text:p>
      <text:p text:style-name="P21"><text:span text:style-name="Source_20_Text"><text:span text:style-name="T39"/></text:span></text:p>
      <text:p text:style-name="P21"><text:span text:style-name="Source_20_Text"><text:span text:style-name="T39"/></text:span></text:p>
      <text:p text:style-name="P21"><text:soft-page-break/><text:span text:style-name="Source_20_Text"><text:span text:style-name="T38">cleos wallet unlock -n </text:span></text:span><text:span text:style-name="Source_20_Text"><text:span text:style-name="T39">sabrinsulthana <text:s/>--password (the password is to be stored in another notepad)</text:span></text:span></text:p>
      <text:p text:style-name="P21"><text:span text:style-name="Source_20_Text"><text:span text:style-name="T39"/></text:span></text:p>
      <text:p text:style-name="P21"><text:span text:style-name="Source_20_Text"><text:span text:style-name="T39">7. To display the list of the wallet:</text:span></text:span></text:p>
      <text:p text:style-name="P85"><text:span text:style-name="Source_20_Text"><text:span text:style-name="T69"/></text:span></text:p>
      <text:p text:style-name="P85"><text:span text:style-name="Source_20_Text"><text:span text:style-name="T39"><text:s/>$ cleos wallet list</text:span></text:span></text:p>
      <text:p text:style-name="Preformatted_20_Text"><text:span text:style-name="Source_20_Text"><text:span text:style-name="T38"><text:s/>Wallets:</text:span></text:span></text:p>
      <text:p text:style-name="P90"><text:span text:style-name="Source_20_Text"><text:span text:style-name="T38"><text:s text:c="2"/>[]</text:span></text:span></text:p>
      <text:p text:style-name="P21"><text:span text:style-name="Source_20_Text"><text:span text:style-name="T39">8. <text:s/></text:span></text:span><text:span text:style-name="Source_20_Text"><text:span text:style-name="T42">Run the command to open the wallet </text:span></text:span></text:p>
      <text:p text:style-name="P13"/>
      <text:p text:style-name="P84"><text:span text:style-name="Source_20_Text"><text:span text:style-name="T38"><text:s/>$ cleos wallet open</text:span></text:span></text:p>
      <text:p text:style-name="Preformatted_20_Text"><text:span text:style-name="Source_20_Text"><text:span text:style-name="T38"><text:s/>$ cleos wallet list</text:span></text:span></text:p>
      <text:p text:style-name="Preformatted_20_Text"><text:span text:style-name="Source_20_Text"><text:span text:style-name="T38"><text:s/>Wallets:</text:span></text:span></text:p>
      <text:p text:style-name="Preformatted_20_Text"><text:span text:style-name="Source_20_Text"><text:span text:style-name="T38"><text:s text:c="2"/>[</text:span></text:span></text:p>
      <text:p text:style-name="Preformatted_20_Text"><text:span text:style-name="Source_20_Text"><text:span text:style-name="T38"><text:s text:c="2"/>"default"</text:span></text:span></text:p>
      <text:p text:style-name="P90"><text:span text:style-name="Source_20_Text"><text:span text:style-name="T38"><text:s text:c="2"/>]</text:span></text:span></text:p>
      <text:p text:style-name="P14">9.Wallet unlock</text:p>
      <text:p text:style-name="P14"/>
      <text:p text:style-name="P80"><text:span text:style-name="Source_20_Text"><text:span text:style-name="T38">$ cleos wallet unlock</text:span></text:span></text:p>
      <text:p text:style-name="P90"><text:span text:style-name="Source_20_Text"><text:span text:style-name="T38">Unlocked: 'default'</text:span></text:span></text:p>
      <text:p text:style-name="P53">10. <text:s/>To check the wallet is unlocked</text:p>
      <text:p text:style-name="P22"><text:span text:style-name="Source_20_Text"><text:span text:style-name="T38"/></text:span></text:p>
      <text:p text:style-name="P22"><text:span text:style-name="Source_20_Text"><text:span text:style-name="T38">$ cleos wallet list</text:span></text:span></text:p>
      <text:p text:style-name="Preformatted_20_Text"><text:span text:style-name="Source_20_Text"><text:span text:style-name="T38">Wallets:</text:span></text:span></text:p>
      <text:p text:style-name="Preformatted_20_Text"><text:span text:style-name="Source_20_Text"><text:span text:style-name="T38">[</text:span></text:span></text:p>
      <text:p text:style-name="Preformatted_20_Text"><text:span text:style-name="Source_20_Text"><text:span text:style-name="T38"><text:s text:c="2"/>"default *"</text:span></text:span></text:p>
      <text:p text:style-name="P90"><text:span text:style-name="Source_20_Text"><text:span text:style-name="T38">]</text:span></text:span></text:p>
      <text:p text:style-name="P17">11. Create a key command</text:p>
      <text:p text:style-name="P78"><text:span text:style-name="Source_20_Text"><text:span text:style-name="T38">$ cleos create key</text:span></text:span></text:p>
      <text:p text:style-name="Preformatted_20_Text"><text:span text:style-name="Source_20_Text"><text:span text:style-name="T38">Private key: XXXXXXXXXXXXXXXXXXXXXXXXXXXXXXXXXXXXXXXXXXXXXXXXXXX</text:span></text:span></text:p>
      <text:p text:style-name="Preformatted_20_Text"><text:span text:style-name="Source_20_Text"><text:span text:style-name="T38">Public key: EOSXXXXXXXXXXXXXXXXXXXXXXXXXXXXXXXXXXXXXXXXXXXXXXXXXX</text:span></text:span></text:p>
      <text:p text:style-name="Preformatted_20_Text"><text:span text:style-name="Source_20_Text"><text:span text:style-name="T38">$ cleos create key</text:span></text:span></text:p>
      <text:p text:style-name="Preformatted_20_Text"><text:span text:style-name="Source_20_Text"><text:span text:style-name="T38">Private key: XXXXXXXXXXXXXXXXXXXXXXXXXXXXXXXXXXXXXXXXXXXXXXXXXXX</text:span></text:span></text:p>
      <text:p text:style-name="P90"><text:span text:style-name="Source_20_Text"><text:span text:style-name="T38">Public key: EOSXXXXXXXXXXXXXXXXXXXXXXXXXXXXXXXXXXXXXXXXXXXXXXXXXX</text:span></text:span></text:p>
      <text:p text:style-name="P91"><text:span text:style-name="Source_20_Text"><text:span text:style-name="T42">12. Execute a wallet import </text:span></text:span><text:span text:style-name="Source_20_Text"><text:span text:style-name="T43">and it generate private key</text:span></text:span></text:p>
      <text:p text:style-name="P91"><text:soft-page-break/><text:span text:style-name="Source_20_Text"><text:span text:style-name="T42"><text:tab/>$ cleos wallet import ${private_key_1}</text:span></text:span></text:p>
      <text:p text:style-name="P92"><text:span text:style-name="Source_20_Text"><text:span text:style-name="T43">13. second private key</text:span></text:span></text:p>
      <text:p text:style-name="P92"><text:span text:style-name="Source_20_Text"><text:span text:style-name="T43">$ cleos wallet import ${private_key_2}</text:span></text:span></text:p>
      <text:p text:style-name="P92"><text:span text:style-name="Source_20_Text"><text:span text:style-name="T43">14.After that, the private key imported the process:</text:span></text:span></text:p>
      <text:p text:style-name="P92"><text:span text:style-name="Source_20_Text"><text:span text:style-name="T43">$ cleos wallet import 5Hvgh37WMCWAc4GuyRBiFrk4SArCnSQVMhNtEQVoszhBh6RgdWr</text:span></text:span></text:p>
      <text:p text:style-name="P90"><text:span text:style-name="Source_20_Text"><text:span text:style-name="T38">imported private key for: EOS84jJqXj5XBz3RqLreXZCMxXRKspUadXg3AVy8eb5J2axj8cywc</text:span></text:span></text:p>
      <text:p text:style-name="P92"><text:span text:style-name="Source_20_Text"><text:span text:style-name="T43"/></text:span></text:p>
      <text:p text:style-name="P92"><text:span text:style-name="Source_20_Text"><text:span text:style-name="T33"><text:s text:c="14"/><text:tab/><text:tab/><text:tab/></text:span></text:span><text:span text:style-name="Source_20_Text"><text:span text:style-name="T44">TO <text:s/></text:span></text:span><text:span text:style-name="Source_20_Text"><text:span text:style-name="T43">CREAT</text:span></text:span><text:span text:style-name="Source_20_Text"><text:span text:style-name="T44">E</text:span></text:span><text:span text:style-name="Source_20_Text"><text:span text:style-name="T43"> </text:span></text:span><text:span text:style-name="Source_20_Text"><text:span text:style-name="T44">AN</text:span></text:span><text:span text:style-name="Source_20_Text"><text:span text:style-name="T43"> ACCOUNT</text:span></text:span></text:p>
      <text:p text:style-name="P93"><text:span text:style-name="Source_20_Text"><text:span text:style-name="T44">1. <text:s/>$ cleos create account ${authorizing_account} ${new_account} ${owner_key} ${active_key</text:span></text:span><text:span text:style-name="Source_20_Text"><text:span text:style-name="T45">}</text:span></text:span></text:p>
      <text:p text:style-name="P94"><text:span text:style-name="Source_20_Text"><text:span text:style-name="T45">2. </text:span></text:span><text:span text:style-name="Source_20_Text"><text:span text:style-name="T58">${authorizing_account}</text:span></text:span><text:span text:style-name="Source_20_Text"><text:span text:style-name="T60">==&gt; </text:span></text:span><text:span text:style-name="Source_20_Text"><text:span text:style-name="T59">used to authorize the new account and by using it the user could create all the accounts.</text:span></text:span></text:p>
      <text:p text:style-name="P41"><text:span text:style-name="T55">3.</text:span><text:span text:style-name="T56">${new_account</text:span><text:span text:style-name="T55">}==&gt;</text:span><text:span text:style-name="T57"> </text:span><text:span text:style-name="T55">used to</text:span><text:span text:style-name="T57"> create the new account.</text:span></text:p>
      <text:p text:style-name="P41"><text:span text:style-name="T55">4.</text:span><text:span text:style-name="T56">${owner_key}</text:span><text:span text:style-name="T57">:=</text:span><text:span text:style-name="T55">=&gt;</text:span><text:span text:style-name="T57"> </text:span><text:span text:style-name="T55">It</text:span><text:span text:style-name="T57"> is the ownership key used to make some transaction like changing the ownership and and the details of the active key.</text:span></text:p>
      <text:p text:style-name="P41"><text:span text:style-name="T55">5. </text:span><text:span text:style-name="T56">${active_key}:</text:span><text:span text:style-name="T57">=</text:span><text:span text:style-name="T55">=&gt;</text:span><text:span text:style-name="T57"> It enables us to handle more transaction like transferring and making the vote procedure.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71"><text:span text:style-name="Source_20_Text"><text:span text:style-name="T71">Cleos</text:span></text:span></text:p>
              <text:p text:style-name="P71"><text:span text:style-name="Source_20_Text"><text:span text:style-name="T71">(command)</text:span></text:span></text:p>
            </table:table-cell>
            <table:table-cell table:style-name="Table1.A1" office:value-type="string">
              <text:p text:style-name="P70">Description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72"><text:span text:style-name="Source_20_Text"><text:span text:style-name="T72">create account</text:span></text:span></text:p>
          </table:table-cell>
          <table:table-cell table:style-name="Table1.A1" office:value-type="string">
            <text:p text:style-name="P73">Create a new account on the blockchain</text:p>
          </table:table-cell>
        </table:table-row>
        <table:table-row table:style-name="Table1.3">
          <table:table-cell table:style-name="Table1.A1" office:value-type="string">
            <text:p text:style-name="P72"><text:span text:style-name="Source_20_Text"><text:span text:style-name="T72">get account</text:span></text:span></text:p>
          </table:table-cell>
          <table:table-cell table:style-name="Table1.A1" office:value-type="string">
            <text:p text:style-name="P73">Retrieve an account from the blockchain</text:p>
          </table:table-cell>
        </table:table-row>
        <table:table-row table:style-name="Table1.1">
          <table:table-cell table:style-name="Table1.A1" office:value-type="string">
            <text:p text:style-name="P72"><text:span text:style-name="Source_20_Text"><text:span text:style-name="T72">get code</text:span></text:span></text:p>
          </table:table-cell>
          <table:table-cell table:style-name="Table1.A1" office:value-type="string">
            <text:p text:style-name="P73">Retrieve the code and ABI for an account</text:p>
          </table:table-cell>
        </table:table-row>
        <table:table-row table:style-name="Table1.5">
          <table:table-cell table:style-name="Table1.A1" office:value-type="string">
            <text:p text:style-name="P72"><text:span text:style-name="Source_20_Text"><text:span text:style-name="T72">get accounts</text:span></text:span></text:p>
          </table:table-cell>
          <table:table-cell table:style-name="Table1.A1" office:value-type="string">
            <text:p text:style-name="P73">Retrieve accounts associated with a public key</text:p>
          </table:table-cell>
        </table:table-row>
        <table:table-row table:style-name="Table1.1">
          <table:table-cell table:style-name="Table1.A1" office:value-type="string">
            <text:p text:style-name="P72"><text:span text:style-name="Source_20_Text"><text:span text:style-name="T72">get servants</text:span></text:span></text:p>
          </table:table-cell>
          <table:table-cell table:style-name="Table1.A1" office:value-type="string">
            <text:p text:style-name="P73">Retrieve accounts which are servants of a given account</text:p>
          </table:table-cell>
        </table:table-row>
        <table:table-row table:style-name="Table1.7">
          <table:table-cell table:style-name="Table1.A1" office:value-type="string">
            <text:p text:style-name="P72"><text:span text:style-name="Source_20_Text"><text:span text:style-name="T72">get transactions</text:span></text:span></text:p>
          </table:table-cell>
          <table:table-cell table:style-name="Table1.A1" office:value-type="string">
            <text:p text:style-name="P73">Retrieve all transactions with specific account name referenced in their scope</text:p>
          </table:table-cell>
        </table:table-row>
        <text:soft-page-break/>
        <table:table-row table:style-name="Table1.1">
          <table:table-cell table:style-name="Table1.A1" office:value-type="string">
            <text:p text:style-name="P72"><text:span text:style-name="Source_20_Text"><text:span text:style-name="T72">set contract</text:span></text:span></text:p>
          </table:table-cell>
          <table:table-cell table:style-name="Table1.A1" office:value-type="string">
            <text:p text:style-name="P73">Create or update the contract on an account</text:p>
          </table:table-cell>
        </table:table-row>
        <table:table-row table:style-name="Table1.9">
          <table:table-cell table:style-name="Table1.A1" office:value-type="string">
            <text:p text:style-name="P72"><text:span text:style-name="Source_20_Text"><text:span text:style-name="T72">set account</text:span></text:span></text:p>
          </table:table-cell>
          <table:table-cell table:style-name="Table1.A1" office:value-type="string">
            <text:p text:style-name="P73">set or update blockchain account state</text:p>
          </table:table-cell>
        </table:table-row>
        <table:table-row table:style-name="Table1.10">
          <table:table-cell table:style-name="Table1.A1" office:value-type="string">
            <text:p text:style-name="P72"><text:span text:style-name="Source_20_Text"><text:span text:style-name="T72">transfer</text:span></text:span></text:p>
          </table:table-cell>
          <table:table-cell table:style-name="Table1.A1" office:value-type="string">
            <text:p text:style-name="P73">Transfer currency from account to account</text:p>
          </table:table-cell>
        </table:table-row>
      </table:table>
      <text:p text:style-name="P55"><text:span text:style-name="Source_20_Text"><text:span text:style-name="T43"/></text:span></text:p>
      <text:p text:style-name="P55"><text:span text:style-name="Source_20_Text"><text:span text:style-name="T43"/></text:span></text:p>
      <text:h text:style-name="P74" text:outline-level="2"><text:span text:style-name="Default_20_Paragraph_20_Font"><text:span text:style-name="T61">The EOSIO Multi-Index API</text:span></text:span></text:h>
      <text:list xml:id="list3564392371" text:style-name="L2">
        <text:list-item>
          <text:p text:style-name="P101"><text:span text:style-name="Default_20_Paragraph_20_Font"><text:span text:style-name="T67">Patterned after boost multi-index API </text:span></text:span></text:p>
        </text:list-item>
        <text:list-item>
          <text:p text:style-name="P101"><text:span text:style-name="Default_20_Paragraph_20_Font"><text:span text:style-name="T54">model for object storage with rich retrieval capabilities, enabling the use of multiple indices with different sorting and access semantics <text:s/></text:span></text:span></text:p>
        </text:list-item>
        <text:list-item>
          <text:p text:style-name="P98"><text:span text:style-name="Source_20_Text"><text:span text:style-name="T62"><text:s/></text:span></text:span><text:span text:style-name="Default_20_Paragraph_20_Font"><text:span text:style-name="T49">Multi-index provided by the </text:span></text:span><text:a xlink:type="simple" xlink:href="https://github.com/EOSIO/eos/blob/master/contracts/eosiolib/multi_index.hpp" text:style-name="Internet_20_link" text:visited-style-name="Visited_20_Internet_20_Link"><text:span text:style-name="Source_20_Text"><text:span text:style-name="T62">eosio::multi_index</text:span></text:span></text:a><text:span text:style-name="Source_20_Text"><text:span text:style-name="T63"> </text:span></text:span></text:p>
        </text:list-item>
        <text:list-item>
          <text:p text:style-name="P98"><text:span text:style-name="Source_20_Text"><text:span text:style-name="T64">Read or modify the persistence state of database </text:span></text:span><text:span text:style-name="Source_20_Text"><text:span text:style-name="T65">and homogeneous container of an arbitrary of c++ type.</text:span></text:span></text:p>
        </text:list-item>
        <text:list-item>
          <text:p text:style-name="P98"><text:span text:style-name="Default_20_Paragraph_20_Font"><text:span text:style-name="T66">Easily compared to the Boost multi-index container .</text:span></text:span></text:p>
        </text:list-item>
        <text:list-item>
          <text:p text:style-name="P98"><text:span text:style-name="Default_20_Paragraph_20_Font"><text:span text:style-name="T50">It is <text:s/>sorted in multiple indices by keys of various types that are derived from the objects</text:span></text:span></text:p>
        </text:list-item>
        <text:list-item>
          <text:p text:style-name="P98"><text:span text:style-name="Default_20_Paragraph_20_Font"><text:span text:style-name="T50"> It can be compared to a traditional database table with rows, columns, and indices</text:span></text:span></text:p>
        </text:list-item>
        <text:list-item>
          <text:p text:style-name="P98"><text:span text:style-name="Default_20_Paragraph_20_Font"><text:span text:style-name="T50">It is the conventional database of which contain rows and columns where the rows are individual objects and the columns are members properties of the objects.</text:span></text:span></text:p>
        </text:list-item>
        <text:list-item>
          <text:p text:style-name="P98"><text:soft-page-break/><text:span text:style-name="Default_20_Paragraph_20_Font"><text:span text:style-name="T48">The </text:span></text:span><text:span text:style-name="Default_20_Paragraph_20_Font"><text:span text:style-name="T50">fast lookup of an object by a key compatible with an object member property.</text:span></text:span></text:p>
        </text:list-item>
        <text:list-item>
          <text:p text:style-name="P98"><text:span text:style-name="Default_20_Paragraph_20_Font"><text:span text:style-name="T48">It allows the all user defined functions but the return type restricted to some of the supported key types.</text:span></text:span></text:p>
        </text:list-item>
        <text:list-item>
          <text:p text:style-name="P98"><text:span text:style-name="Default_20_Paragraph_20_Font"><text:span text:style-name="T48">Traditional database tables have unique <text:s/>primary keys that allows unambiguously identifying particular row in the table.</text:span></text:span></text:p>
          <text:p text:style-name="P99"><text:span text:style-name="Default_20_Paragraph_20_Font"><text:span text:style-name="T51">20/06/2018</text:span></text:span></text:p>
          <text:p text:style-name="P99"><text:span text:style-name="Default_20_Paragraph_20_Font"><text:span text:style-name="T51">Day12</text:span></text:span></text:p>
        </text:list-item>
        <text:list-item>
          <text:p text:style-name="P99"><text:span text:style-name="Default_20_Paragraph_20_Font"><text:span text:style-name="T51">Tools</text:span></text:span></text:p>
        </text:list-item>
      </text:list>
      <text:p text:style-name="P75"><text:span text:style-name="Default_20_Paragraph_20_Font"><text:span text:style-name="T51">EOSIO</text:span></text:span></text:p>
      <text:p text:style-name="P75"><text:span text:style-name="Default_20_Paragraph_20_Font"><text:span text:style-name="T51">using EOSIO cpp to generate the ABI file.</text:span></text:span></text:p>
      <text:p text:style-name="P75"><text:span text:style-name="Strong_20_Emphasis"><text:span text:style-name="T51">It </text:span></text:span><text:span text:style-name="Default_20_Paragraph_20_Font"><text:span text:style-name="T51">can generate the ABI specification file by inspecting the content of types declared in the contract source code.</text:span></text:span></text:p>
      <text:p text:style-name="P75"><text:span text:style-name="Default_20_Paragraph_20_Font"><text:span text:style-name="T51">To indicate that a type must be exported to the ABI (as an action or a table), the at ABI file annotation must be used in the </text:span></text:span><text:span text:style-name="Default_20_Paragraph_20_Font"><text:span text:style-name="Strong_20_Emphasis"><text:span text:style-name="T51">comment attached to the type declaration</text:span></text:span></text:span><text:span text:style-name="Default_20_Paragraph_20_Font"><text:span text:style-name="T51">.</text:span></text:span></text:p>
      <text:p text:style-name="P75"><text:span text:style-name="Default_20_Paragraph_20_Font"><text:span text:style-name="T51">The syntax for the Annotation is</text:span></text:span></text:p>
      <text:p text:style-name="P75"><text:span text:style-name="Default_20_Paragraph_20_Font"><text:span text:style-name="T51"><text:s text:c="5"/>@abi action [name name2 ... nameN] </text:span></text:span></text:p>
      <text:list xml:id="list3848708783" text:style-name="L3">
        <text:list-header>
          <text:p text:style-name="P96"><text:s text:c="3"/>@abi table <text:s/>[index_type name] .</text:p>
          <text:p text:style-name="P96"><text:soft-page-break/><text:s text:c="2"/>To generate the ABI file, <text:span text:style-name="Strong_20_Emphasis">eosiocpp</text:span> must be called with the <text:s/><text:span text:style-name="Strong_20_Emphasis">-g</text:span> option. </text:p>
        </text:list-header>
      </text:list>
      <text:p text:style-name="P89"><text:span text:style-name="Source_20_Text"><text:span text:style-name="T73"><text:tab/></text:span></text:span><text:span text:style-name="Source_20_Text"><text:span text:style-name="T34"><text:tab/>eosiocpp -g abi.json types.hpp</text:span></text:span></text:p>
      <text:p text:style-name="P90"><text:span text:style-name="Source_20_Text"><text:span text:style-name="T34"><text:tab/><text:tab/>Generated abi.json ...</text:span></text:span></text:p>
      <text:p text:style-name="P57"/>
      <text:h text:style-name="P77" text:outline-level="3"><text:span text:style-name="Default_20_Paragraph_20_Font"><text:span text:style-name="T51"><text:s text:c="3"/>Table names and action names cannot use an underscore ("_").</text:span></text:span></text:h>
      <text:p text:style-name="P76"><text:span text:style-name="Default_20_Paragraph_20_Font"><text:span text:style-name="T52">21/06/2018</text:span></text:span></text:p>
      <text:p text:style-name="P76"><text:span text:style-name="Default_20_Paragraph_20_Font"><text:span text:style-name="T52">download and install Clion IDE and contract deploy</text:span></text:span><text:span text:style-name="Default_20_Paragraph_20_Font"><text:span text:style-name="T53">ed</text:span></text:span><text:span text:style-name="Default_20_Paragraph_20_Font"><text:span text:style-name="T52"> on the Clion </text:span></text:span><text:span text:style-name="Default_20_Paragraph_20_Font"><text:span text:style-name="T53">shows an error.</text:span></text:span></text:p>
      <text:p text:style-name="P76"><text:span text:style-name="Default_20_Paragraph_20_Font"><text:span text:style-name="T53"/></text:span></text:p>
      <text:p text:style-name="P76"><text:span text:style-name="Default_20_Paragraph_20_Font"><text:span text:style-name="T53"/></text:span></text:p>
      <text:p text:style-name="P76"><text:span text:style-name="Default_20_Paragraph_20_Font"><text:span text:style-name="T53"/></text:span></text:p>
      <text:p text:style-name="P76"><text:span text:style-name="Default_20_Paragraph_20_Font"><text:span text:style-name="T53"/></text:span></text:p>
      <text:p text:style-name="P76"><text:span text:style-name="Default_20_Paragraph_20_Font"><text:span text:style-name="T53"/></text:span></text:p>
      <text:p text:style-name="P76"><text:span text:style-name="Default_20_Paragraph_20_Font"><text:span text:style-name="T52"/></text:span></text:p>
      <text:p text:style-name="P76"><text:span text:style-name="Default_20_Paragraph_20_Font"><text:span text:style-name="T52"/></text:span></text:p>
      <text:p text:style-name="P75"><text:span text:style-name="Default_20_Paragraph_20_Font"><text:span text:style-name="T51"/></text:span></text:p>
      <text:p text:style-name="P75"><text:span text:style-name="Default_20_Paragraph_20_Font"><text:span text:style-name="T51"/></text:span></text:p>
      <text:p text:style-name="P75"><text:span text:style-name="Default_20_Paragraph_20_Font"><text:span text:style-name="T51"/></text:span></text:p>
      <text:p text:style-name="P75"><text:span text:style-name="Default_20_Paragraph_20_Font"><text:span text:style-name="T51"/></text:span></text:p>
      <text:p text:style-name="Text_20_body"><text:bookmark text:name="user-content-calling-contract-with-test-values"/></text:p>
      <text:p text:style-name="P75"><text:soft-page-break/><text:span text:style-name="Default_20_Paragraph_20_Font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Swiss 721 SWA" svg:font-family="'Swiss 721 SWA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Arial" style:font-family-asian="Arial" style:font-family-generic-asian="system" style:font-pitch-asian="variable" style:font-size-asian="12pt" style:language-asian="hi" style:country-asian="IN" style:font-name-complex="0" style:font-family-complex="0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letter-kerning="true" style:font-name-asian="Arial" style:font-family-asian="Arial" style:font-family-generic-asian="system" style:font-pitch-asian="variable" style:font-size-asian="12pt" style:language-asian="zxx" style:country-asian="none" style:font-name-complex="0" style:font-family-complex="0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18:25.148490810</meta:creation-date>
    <meta:editing-duration>PT4H39M43S</meta:editing-duration>
    <meta:editing-cycles>13</meta:editing-cycles>
    <meta:generator>LibreOffice/6.0.3.2$Linux_X86_64 LibreOffice_project/00m0$Build-2</meta:generator>
    <dc:date>2018-06-23T14:41:04.695483671</dc:date>
    <meta:document-statistic meta:table-count="1" meta:image-count="0" meta:object-count="0" meta:page-count="13" meta:paragraph-count="293" meta:word-count="2075" meta:character-count="13166" meta:non-whitespace-character-count="10998"/>
  </office:meta>
</office:document-meta>
</file>